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32_5_32_2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Heading_32_5_32_2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Heading_32_5_32_2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5" style:family="table-cell" style:parent-style-name="Normal_tables_32_values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Normal_tables_32_values_32_2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tables_32_values_32_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NTS_32_tables_32_raw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tables_32_values_32_2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_32_2" style:data-style-name="N1">
      <style:table-cell-properties fo:border-top="thin solid #000000" fo:border-bottom="thin solid #000000" fo:border-left="thin dashed #000000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tables_32_values_32_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tables_32_values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tables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tables_32_values_32_2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32_2" style:data-style-name="N1">
      <style:table-cell-properties style:vertical-align="automatic" fo:background-color="#FFFFFF"/>
      <style:text-properties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none" fo:border-left="thin dashed #000000" fo:border-right="none" style:vertical-align="automatic" fo:background-color="#FFFFFF"/>
    </style:style>
    <style:style style:name="ce27" style:family="table-cell" style:parent-style-name="Normal_tables_32_values_32_2" style:data-style-name="N37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8" style:family="table-cell" style:parent-style-name="Normal_tables_32_values_32_2" style:data-style-name="N37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Normal_tables_32_values_32_2" style:data-style-name="N3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tables_32_values_32_2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tables_32_values_32_2" style:data-style-name="N38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2" style:family="table-cell" style:parent-style-name="Normal_tables_32_values_32_2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3" style:family="table-cell" style:parent-style-name="Normal_tables_32_values_32_2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tables_32_values_32_2" style:data-style-name="N37">
      <style:table-cell-properties fo:border-top="none" fo:border-bottom="thin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tables_32_values_32_2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32_2" style:data-style-name="N0">
      <style:table-cell-properties fo:border-top="thin solid #000000" fo:border-bottom="none" fo:border-left="thin dashed #000000" fo:border-right="none" style:vertical-align="automatic" fo:background-color="#FFFFFF"/>
    </style:style>
    <style:style style:name="ce37" style:family="table-cell" style:parent-style-name="Normal_32_2" style:data-style-name="N2">
      <style:table-cell-properties style:vertical-align="automatic" fo:background-color="#FFFFFF"/>
    </style:style>
    <style:style style:name="ce38" style:family="table-cell" style:parent-style-name="Normal_tables_32_values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Normal_tables_32_values_32_2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Normal_tables_32_values_32_2" style:data-style-name="N37">
      <style:table-cell-properties fo:border-top="none" fo:border-bottom="2pt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1" style:family="table-cell" style:parent-style-name="Normal_tables_32_values_32_2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2" style:family="table-cell" style:parent-style-name="Normal_tables_32_values_32_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Normal_2003_32_main_32_tables_32_2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6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7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8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9" style:family="table-cell" style:parent-style-name="Normal_32_2" style:data-style-name="N39">
      <style:table-cell-properties style:vertical-align="automatic" fo:background-color="#FFFFFF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Normal_2003_32_main_32_tables_32_2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Normal_tables_32_values_32_2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20.1pt" style:use-optimal-row-height="false" fo:break-before="auto"/>
    </style:style>
    <style:style style:name="ro11" style:family="table-row">
      <style:table-row-properties style:row-height="36.75pt" style:use-optimal-row-height="false" fo:break-before="auto"/>
    </style:style>
    <style:style style:name="ro12" style:family="table-row">
      <style:table-row-properties style:row-height="10.9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13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number-columns-repeated="16369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table:style-name="ce6"/>
          <table:table-cell table:number-columns-repeated="17" table:style-name="ce4"/>
          <table:table-cell table:number-columns-repeated="16366" table:style-name="ce5"/>
        </table:table-row>
        <table:table-row table:style-name="ro1">
          <table:table-cell office:value-type="string" table:style-name="ce7">
            <text:p>Table NTS0613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8">
            <text:p>Trips to and from school<text:span text:style-name="T2">1</text:span><text:s/>per child per year by main mode: England, 1995/97 to 2016</text:p>
          </table:table-cell>
          <table:table-cell table:number-columns-repeated="7" table:style-name="ce8"/>
          <table:table-cell table:style-name="ce9"/>
          <table:table-cell table:number-columns-repeated="16375" table:style-name="ce2"/>
        </table:table-row>
        <table:table-row table:style-name="ro2">
          <table:table-cell table:style-name="ce10"/>
          <table:table-cell table:number-columns-repeated="8" table:style-name="ce11"/>
          <table:table-cell table:number-columns-repeated="9" table:style-name="ce4"/>
          <table:table-cell table:number-columns-repeated="16366" table:style-name="ce5"/>
        </table:table-row>
        <table:table-row table:style-name="ro4">
          <table:table-cell table:number-columns-repeated="3" table:style-name="ce12"/>
          <table:table-cell table:number-columns-repeated="6" table:style-name="ce13"/>
          <table:table-cell table:number-columns-repeated="6" table:style-name="ce14"/>
          <table:table-cell table:number-columns-repeated="3" table:style-name="ce4"/>
          <table:table-cell table:number-columns-repeated="16366" table:style-name="ce5"/>
        </table:table-row>
        <table:table-row table:style-name="ro5">
          <table:table-cell table:style-name="ce15"/>
          <table:table-cell office:value-type="string" table:number-columns-spanned="17" table:number-rows-spanned="1" table:style-name="ce53">
            <text:p>Percentage</text:p>
          </table:table-cell>
          <table:covered-table-cell table:number-columns-repeated="16"/>
          <table:table-cell table:number-columns-repeated="16366" table:style-name="ce5"/>
        </table:table-row>
        <table:table-row table:style-name="ro6">
          <table:table-cell office:value-type="string" table:style-name="ce16">
            <text:p>Main mode</text:p>
          </table:table-cell>
          <table:table-cell office:value-type="string" table:style-name="ce17">
            <text:p>1995/97</text:p>
          </table:table-cell>
          <table:table-cell office:value-type="string" table:style-name="ce17">
            <text:p>1998/00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string" table:style-name="ce20">
            <text:p>2016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Aged 5-16 years:</text:p>
          </table:table-cell>
          <table:table-cell table:number-columns-repeated="3" table:style-name="ce22"/>
          <table:table-cell table:number-columns-repeated="4" table:style-name="ce23"/>
          <table:table-cell table:style-name="ce24"/>
          <table:table-cell table:number-columns-repeated="2" table:style-name="ce25"/>
          <table:table-cell table:number-columns-repeated="6" table:style-name="ce4"/>
          <table:table-cell table:style-name="ce26"/>
          <table:table-cell table:number-columns-repeated="16366" table:style-name="ce5"/>
        </table:table-row>
        <table:table-row table:style-name="ro8">
          <table:table-cell office:value-type="string" table:style-name="ce21">
            <text:p>Walk<text:span text:style-name="T3">2,3</text:span></text:p>
          </table:table-cell>
          <table:table-cell office:value-type="float" office:value="47.338030165755917" table:style-name="ce27">
            <text:p>47</text:p>
          </table:table-cell>
          <table:table-cell office:value-type="float" office:value="49.232711153164502" table:style-name="ce27">
            <text:p>49</text:p>
          </table:table-cell>
          <table:table-cell office:value-type="float" office:value="42.890612331131472" table:style-name="ce27">
            <text:p>43</text:p>
          </table:table-cell>
          <table:table-cell office:value-type="float" office:value="45.212021916042893" table:style-name="ce27">
            <text:p>45</text:p>
          </table:table-cell>
          <table:table-cell office:value-type="float" office:value="45.274460577275981" table:style-name="ce27">
            <text:p>45</text:p>
          </table:table-cell>
          <table:table-cell office:value-type="float" office:value="46.50037434175551" table:style-name="ce27">
            <text:p>47</text:p>
          </table:table-cell>
          <table:table-cell office:value-type="float" office:value="46.239454974431496" table:style-name="ce27">
            <text:p>46</text:p>
          </table:table-cell>
          <table:table-cell office:value-type="float" office:value="46.486653671959743" table:style-name="ce27">
            <text:p>46</text:p>
          </table:table-cell>
          <table:table-cell office:value-type="float" office:value="43.635047079362764" table:style-name="ce27">
            <text:p>44</text:p>
          </table:table-cell>
          <table:table-cell office:value-type="float" office:value="44.194957805472136" table:style-name="ce27">
            <text:p>44</text:p>
          </table:table-cell>
          <table:table-cell office:value-type="float" office:value="42.367307850908695" table:style-name="ce27">
            <text:p>42</text:p>
          </table:table-cell>
          <table:table-cell office:value-type="float" office:value="43.488396731534557" table:style-name="ce27">
            <text:p>43</text:p>
          </table:table-cell>
          <table:table-cell office:value-type="float" office:value="40.714531832838894" table:style-name="ce27">
            <text:p>41</text:p>
          </table:table-cell>
          <table:table-cell office:value-type="float" office:value="41.570242229084009" table:style-name="ce27">
            <text:p>42</text:p>
          </table:table-cell>
          <table:table-cell office:value-type="float" office:value="42.294298311276449" table:style-name="ce27">
            <text:p>42</text:p>
          </table:table-cell>
          <table:table-cell office:value-type="float" office:value="40.778346490903367" table:style-name="ce27">
            <text:p>41</text:p>
          </table:table-cell>
          <table:table-cell office:value-type="float" office:value="45.700388600836128" table:style-name="ce28">
            <text:p>4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Bicycle</text:p>
          </table:table-cell>
          <table:table-cell office:value-type="float" office:value="1.3226260537486714" table:style-name="ce27">
            <text:p>1</text:p>
          </table:table-cell>
          <table:table-cell office:value-type="float" office:value="1.4220881994607557" table:style-name="ce27">
            <text:p>1</text:p>
          </table:table-cell>
          <table:table-cell office:value-type="float" office:value="1.8621225540195141" table:style-name="ce27">
            <text:p>2</text:p>
          </table:table-cell>
          <table:table-cell office:value-type="float" office:value="1.5633288999214561" table:style-name="ce27">
            <text:p>2</text:p>
          </table:table-cell>
          <table:table-cell office:value-type="float" office:value="1.9039658601352902" table:style-name="ce27">
            <text:p>2</text:p>
          </table:table-cell>
          <table:table-cell office:value-type="float" office:value="1.6307635165429748" table:style-name="ce27">
            <text:p>2</text:p>
          </table:table-cell>
          <table:table-cell office:value-type="float" office:value="2.4507157239108404" table:style-name="ce27">
            <text:p>2</text:p>
          </table:table-cell>
          <table:table-cell office:value-type="float" office:value="1.3442676685690444" table:style-name="ce27">
            <text:p>1</text:p>
          </table:table-cell>
          <table:table-cell office:value-type="float" office:value="2.1818147044927296" table:style-name="ce27">
            <text:p>2</text:p>
          </table:table-cell>
          <table:table-cell office:value-type="float" office:value="2.4412016036605961" table:style-name="ce27">
            <text:p>2</text:p>
          </table:table-cell>
          <table:table-cell office:value-type="float" office:value="1.6986295664755735" table:style-name="ce27">
            <text:p>2</text:p>
          </table:table-cell>
          <table:table-cell office:value-type="float" office:value="2.3489066253876425" table:style-name="ce27">
            <text:p>2</text:p>
          </table:table-cell>
          <table:table-cell office:value-type="float" office:value="2.1625091525327909" table:style-name="ce27">
            <text:p>2</text:p>
          </table:table-cell>
          <table:table-cell office:value-type="float" office:value="1.347674862795994" table:style-name="ce27">
            <text:p>1</text:p>
          </table:table-cell>
          <table:table-cell office:value-type="float" office:value="2.3620821497781432" table:style-name="ce27">
            <text:p>2</text:p>
          </table:table-cell>
          <table:table-cell office:value-type="float" office:value="1.8413415457897713" table:style-name="ce27">
            <text:p>2</text:p>
          </table:table-cell>
          <table:table-cell office:value-type="float" office:value="2.4384861667013897" table:style-name="ce28">
            <text:p>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Car / van</text:p>
          </table:table-cell>
          <table:table-cell office:value-type="float" office:value="30.241808631269336" table:style-name="ce27">
            <text:p>30</text:p>
          </table:table-cell>
          <table:table-cell office:value-type="float" office:value="28.672848952558855" table:style-name="ce27">
            <text:p>29</text:p>
          </table:table-cell>
          <table:table-cell office:value-type="float" office:value="34.175567620390694" table:style-name="ce27">
            <text:p>34</text:p>
          </table:table-cell>
          <table:table-cell office:value-type="float" office:value="32.580976603731564" table:style-name="ce27">
            <text:p>33</text:p>
          </table:table-cell>
          <table:table-cell office:value-type="float" office:value="32.568599149732066" table:style-name="ce27">
            <text:p>33</text:p>
          </table:table-cell>
          <table:table-cell office:value-type="float" office:value="32.027971366057017" table:style-name="ce27">
            <text:p>32</text:p>
          </table:table-cell>
          <table:table-cell office:value-type="float" office:value="30.734358849056076" table:style-name="ce27">
            <text:p>31</text:p>
          </table:table-cell>
          <table:table-cell office:value-type="float" office:value="30.842200535216268" table:style-name="ce27">
            <text:p>31</text:p>
          </table:table-cell>
          <table:table-cell office:value-type="float" office:value="32.343183582920744" table:style-name="ce27">
            <text:p>32</text:p>
          </table:table-cell>
          <table:table-cell office:value-type="float" office:value="31.484678582790625" table:style-name="ce27">
            <text:p>31</text:p>
          </table:table-cell>
          <table:table-cell office:value-type="float" office:value="33.139568978860382" table:style-name="ce27">
            <text:p>33</text:p>
          </table:table-cell>
          <table:table-cell office:value-type="float" office:value="32.911110708243882" table:style-name="ce27">
            <text:p>33</text:p>
          </table:table-cell>
          <table:table-cell office:value-type="float" office:value="36.498154432586624" table:style-name="ce27">
            <text:p>36</text:p>
          </table:table-cell>
          <table:table-cell office:value-type="float" office:value="33.995912015662583" table:style-name="ce27">
            <text:p>34</text:p>
          </table:table-cell>
          <table:table-cell office:value-type="float" office:value="35.01752497076847" table:style-name="ce27">
            <text:p>35</text:p>
          </table:table-cell>
          <table:table-cell office:value-type="float" office:value="37.379804666740974" table:style-name="ce27">
            <text:p>37</text:p>
          </table:table-cell>
          <table:table-cell office:value-type="float" office:value="33.973117005885186" table:style-name="ce28">
            <text:p>3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Private bus</text:p>
          </table:table-cell>
          <table:table-cell office:value-type="float" office:value="3.756927826559914" table:style-name="ce27">
            <text:p>4</text:p>
          </table:table-cell>
          <table:table-cell office:value-type="float" office:value="4.5040214771284974" table:style-name="ce27">
            <text:p>5</text:p>
          </table:table-cell>
          <table:table-cell office:value-type="float" office:value="4.8993190720444773" table:style-name="ce27">
            <text:p>5</text:p>
          </table:table-cell>
          <table:table-cell office:value-type="float" office:value="5.4870659409559392" table:style-name="ce27">
            <text:p>5</text:p>
          </table:table-cell>
          <table:table-cell office:value-type="float" office:value="4.6185555156629992" table:style-name="ce27">
            <text:p>5</text:p>
          </table:table-cell>
          <table:table-cell office:value-type="float" office:value="5.7311822835946487" table:style-name="ce27">
            <text:p>6</text:p>
          </table:table-cell>
          <table:table-cell office:value-type="float" office:value="3.8792340070917897" table:style-name="ce27">
            <text:p>4</text:p>
          </table:table-cell>
          <table:table-cell office:value-type="float" office:value="5.8218756844586865" table:style-name="ce27">
            <text:p>6</text:p>
          </table:table-cell>
          <table:table-cell office:value-type="float" office:value="6.8221688610007307" table:style-name="ce27">
            <text:p>7</text:p>
          </table:table-cell>
          <table:table-cell office:value-type="float" office:value="5.4188430914040628" table:style-name="ce27">
            <text:p>5</text:p>
          </table:table-cell>
          <table:table-cell office:value-type="float" office:value="4.8050491129251913" table:style-name="ce27">
            <text:p>5</text:p>
          </table:table-cell>
          <table:table-cell office:value-type="float" office:value="5.2675369387315216" table:style-name="ce27">
            <text:p>5</text:p>
          </table:table-cell>
          <table:table-cell office:value-type="float" office:value="3.8770319911014948" table:style-name="ce27">
            <text:p>4</text:p>
          </table:table-cell>
          <table:table-cell office:value-type="float" office:value="4.7341241436336361" table:style-name="ce27">
            <text:p>5</text:p>
          </table:table-cell>
          <table:table-cell office:value-type="float" office:value="3.5772072475089076" table:style-name="ce27">
            <text:p>4</text:p>
          </table:table-cell>
          <table:table-cell office:value-type="float" office:value="4.087027018040529" table:style-name="ce27">
            <text:p>4</text:p>
          </table:table-cell>
          <table:table-cell office:value-type="float" office:value="2.8741346952760085" table:style-name="ce28">
            <text:p>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Local bus</text:p>
          </table:table-cell>
          <table:table-cell office:value-type="float" office:value="14.770520918460859" table:style-name="ce27">
            <text:p>15</text:p>
          </table:table-cell>
          <table:table-cell office:value-type="float" office:value="13.764088852514995" table:style-name="ce27">
            <text:p>14</text:p>
          </table:table-cell>
          <table:table-cell office:value-type="float" office:value="13.640907916914211" table:style-name="ce27">
            <text:p>14</text:p>
          </table:table-cell>
          <table:table-cell office:value-type="float" office:value="12.877187410763561" table:style-name="ce27">
            <text:p>13</text:p>
          </table:table-cell>
          <table:table-cell office:value-type="float" office:value="13.540393153013627" table:style-name="ce27">
            <text:p>14</text:p>
          </table:table-cell>
          <table:table-cell office:value-type="float" office:value="12.012892612491926" table:style-name="ce27">
            <text:p>12</text:p>
          </table:table-cell>
          <table:table-cell office:value-type="float" office:value="14.342323090298976" table:style-name="ce27">
            <text:p>14</text:p>
          </table:table-cell>
          <table:table-cell office:value-type="float" office:value="13.263462151862662" table:style-name="ce27">
            <text:p>13</text:p>
          </table:table-cell>
          <table:table-cell office:value-type="float" office:value="13.592682569315437" table:style-name="ce27">
            <text:p>14</text:p>
          </table:table-cell>
          <table:table-cell office:value-type="float" office:value="13.978211136004774" table:style-name="ce27">
            <text:p>14</text:p>
          </table:table-cell>
          <table:table-cell office:value-type="float" office:value="15.550734823765758" table:style-name="ce27">
            <text:p>16</text:p>
          </table:table-cell>
          <table:table-cell office:value-type="float" office:value="13.84363638075842" table:style-name="ce27">
            <text:p>14</text:p>
          </table:table-cell>
          <table:table-cell office:value-type="float" office:value="13.50503156624789" table:style-name="ce27">
            <text:p>14</text:p>
          </table:table-cell>
          <table:table-cell office:value-type="float" office:value="15.487085288489954" table:style-name="ce27">
            <text:p>15</text:p>
          </table:table-cell>
          <table:table-cell office:value-type="float" office:value="13.332807852748951" table:style-name="ce27">
            <text:p>13</text:p>
          </table:table-cell>
          <table:table-cell office:value-type="float" office:value="13.158750218499323" table:style-name="ce27">
            <text:p>13</text:p>
          </table:table-cell>
          <table:table-cell office:value-type="float" office:value="12.272226362482245" table:style-name="ce28">
            <text:p>1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Surface rail</text:p>
          </table:table-cell>
          <table:table-cell office:value-type="float" office:value="0.51940981888407878" table:style-name="ce27">
            <text:p>1</text:p>
          </table:table-cell>
          <table:table-cell office:value-type="float" office:value="0.567819690000408" table:style-name="ce27">
            <text:p>1</text:p>
          </table:table-cell>
          <table:table-cell office:value-type="float" office:value="0.91154373823668156" table:style-name="ce27">
            <text:p>1</text:p>
          </table:table-cell>
          <table:table-cell office:value-type="float" office:value="0.6593843526687847" table:style-name="ce27">
            <text:p>1</text:p>
          </table:table-cell>
          <table:table-cell office:value-type="float" office:value="0.73554501691263741" table:style-name="ce27">
            <text:p>1</text:p>
          </table:table-cell>
          <table:table-cell office:value-type="float" office:value="0.6988726648523691" table:style-name="ce27">
            <text:p>1</text:p>
          </table:table-cell>
          <table:table-cell office:value-type="float" office:value="1.0485407356929444" table:style-name="ce27">
            <text:p>1</text:p>
          </table:table-cell>
          <table:table-cell office:value-type="float" office:value="0.60239291351022972" table:style-name="ce27">
            <text:p>1</text:p>
          </table:table-cell>
          <table:table-cell office:value-type="float" office:value="0.65815764307933589" table:style-name="ce27">
            <text:p>1</text:p>
          </table:table-cell>
          <table:table-cell office:value-type="float" office:value="1.1898034623214531" table:style-name="ce27">
            <text:p>1</text:p>
          </table:table-cell>
          <table:table-cell office:value-type="float" office:value="0.81598290318973588" table:style-name="ce27">
            <text:p>1</text:p>
          </table:table-cell>
          <table:table-cell office:value-type="float" office:value="0.7326624503181336" table:style-name="ce27">
            <text:p>1</text:p>
          </table:table-cell>
          <table:table-cell office:value-type="float" office:value="0.90580584426312205" table:style-name="ce27">
            <text:p>1</text:p>
          </table:table-cell>
          <table:table-cell office:value-type="float" office:value="1.0847914446294924" table:style-name="ce27">
            <text:p>1</text:p>
          </table:table-cell>
          <table:table-cell office:value-type="float" office:value="1.2919818126589278" table:style-name="ce27">
            <text:p>1</text:p>
          </table:table-cell>
          <table:table-cell office:value-type="float" office:value="1.3004485504361767" table:style-name="ce27">
            <text:p>1</text:p>
          </table:table-cell>
          <table:table-cell office:value-type="float" office:value="1.5188581394741805" table:style-name="ce28">
            <text:p>2</text:p>
          </table:table-cell>
          <table:table-cell table:number-columns-repeated="16366" table:style-name="ce5"/>
        </table:table-row>
        <table:table-row table:style-name="ro8">
          <table:table-cell office:value-type="string" table:style-name="ce21">
            <text:p>Other transport<text:span text:style-name="T3">4</text:span></text:p>
          </table:table-cell>
          <table:table-cell office:value-type="float" office:value="2.0506765853212143" table:style-name="ce27">
            <text:p>2</text:p>
          </table:table-cell>
          <table:table-cell office:value-type="float" office:value="1.836421675171978" table:style-name="ce27">
            <text:p>2</text:p>
          </table:table-cell>
          <table:table-cell office:value-type="float" office:value="1.6199267672629618" table:style-name="ce27">
            <text:p>2</text:p>
          </table:table-cell>
          <table:table-cell office:value-type="float" office:value="1.6200348759157972" table:style-name="ce27">
            <text:p>2</text:p>
          </table:table-cell>
          <table:table-cell office:value-type="float" office:value="1.3584807272673987" table:style-name="ce27">
            <text:p>1</text:p>
          </table:table-cell>
          <table:table-cell office:value-type="float" office:value="1.3979432147055564" table:style-name="ce27">
            <text:p>1</text:p>
          </table:table-cell>
          <table:table-cell office:value-type="float" office:value="1.3053726195178852" table:style-name="ce27">
            <text:p>1</text:p>
          </table:table-cell>
          <table:table-cell office:value-type="float" office:value="1.6391473744233584" table:style-name="ce27">
            <text:p>2</text:p>
          </table:table-cell>
          <table:table-cell office:value-type="float" office:value="0.76694555982825707" table:style-name="ce27">
            <text:p>1</text:p>
          </table:table-cell>
          <table:table-cell office:value-type="float" office:value="1.2923043183463359" table:style-name="ce27">
            <text:p>1</text:p>
          </table:table-cell>
          <table:table-cell office:value-type="float" office:value="1.6227267638746778" table:style-name="ce27">
            <text:p>2</text:p>
          </table:table-cell>
          <table:table-cell office:value-type="float" office:value="1.4077501650258351" table:style-name="ce27">
            <text:p>1</text:p>
          </table:table-cell>
          <table:table-cell office:value-type="float" office:value="2.3369351804291876" table:style-name="ce27">
            <text:p>2</text:p>
          </table:table-cell>
          <table:table-cell office:value-type="float" office:value="1.7801700157043305" table:style-name="ce27">
            <text:p>2</text:p>
          </table:table-cell>
          <table:table-cell office:value-type="float" office:value="2.1240976552601474" table:style-name="ce27">
            <text:p>2</text:p>
          </table:table-cell>
          <table:table-cell office:value-type="float" office:value="1.4542815095898605" table:style-name="ce27">
            <text:p>1</text:p>
          </table:table-cell>
          <table:table-cell office:value-type="float" office:value="1.2227890293448598" table:style-name="ce28">
            <text:p>1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1">
            <text:p>All modes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.00000000000003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72" table:style-name="ce27">
            <text:p>100</text:p>
          </table:table-cell>
          <table:table-cell office:value-type="float" office:value="100.00000000000003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8">
            <text:p>100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9">
            <text:p>Average trip length (miles)<text:span text:style-name="T3">1</text:span></text:p>
          </table:table-cell>
          <table:table-cell office:value-type="float" office:value="2.0410768950408422" table:style-name="ce30">
            <text:p>2.0</text:p>
          </table:table-cell>
          <table:table-cell office:value-type="float" office:value="2.1115952751826832" table:style-name="ce30">
            <text:p>2.1</text:p>
          </table:table-cell>
          <table:table-cell office:value-type="float" office:value="2.474526864515004" table:style-name="ce30">
            <text:p>2.5</text:p>
          </table:table-cell>
          <table:table-cell office:value-type="float" office:value="2.4181417979947599" table:style-name="ce30">
            <text:p>2.4</text:p>
          </table:table-cell>
          <table:table-cell office:value-type="float" office:value="2.3592580044675056" table:style-name="ce30">
            <text:p>2.4</text:p>
          </table:table-cell>
          <table:table-cell office:value-type="float" office:value="2.2775749299680763" table:style-name="ce30">
            <text:p>2.3</text:p>
          </table:table-cell>
          <table:table-cell office:value-type="float" office:value="2.4378197059858917" table:style-name="ce30">
            <text:p>2.4</text:p>
          </table:table-cell>
          <table:table-cell office:value-type="float" office:value="2.3317663472388865" table:style-name="ce30">
            <text:p>2.3</text:p>
          </table:table-cell>
          <table:table-cell office:value-type="float" office:value="2.5945437343479911" table:style-name="ce30">
            <text:p>2.6</text:p>
          </table:table-cell>
          <table:table-cell office:value-type="float" office:value="2.3788028052177683" table:style-name="ce30">
            <text:p>2.4</text:p>
          </table:table-cell>
          <table:table-cell office:value-type="float" office:value="2.47777243095448" table:style-name="ce30">
            <text:p>2.5</text:p>
          </table:table-cell>
          <table:table-cell office:value-type="float" office:value="2.5198186518937704" table:style-name="ce30">
            <text:p>2.5</text:p>
          </table:table-cell>
          <table:table-cell office:value-type="float" office:value="2.654982779314397" table:style-name="ce30">
            <text:p>2.7</text:p>
          </table:table-cell>
          <table:table-cell office:value-type="float" office:value="2.6764655929881545" table:style-name="ce30">
            <text:p>2.7</text:p>
          </table:table-cell>
          <table:table-cell office:value-type="float" office:value="2.5106141804529005" table:style-name="ce30">
            <text:p>2.5</text:p>
          </table:table-cell>
          <table:table-cell office:value-type="float" office:value="2.4463080283328353" table:style-name="ce30">
            <text:p>2.4</text:p>
          </table:table-cell>
          <table:table-cell office:value-type="float" office:value="2.3006548643938225" table:style-name="ce31">
            <text:p>2.3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1">
            <text:p>% travelling to school alone<text:span text:style-name="T3">5</text:span></text:p>
          </table:table-cell>
          <table:table-cell office:value-type="float" office:value="23.93809476368531" table:style-name="ce27">
            <text:p>24</text:p>
          </table:table-cell>
          <table:table-cell office:value-type="float" office:value="24.047651524300168" table:style-name="ce27">
            <text:p>24</text:p>
          </table:table-cell>
          <table:table-cell office:value-type="float" office:value="25.042973730968626" table:style-name="ce27">
            <text:p>25</text:p>
          </table:table-cell>
          <table:table-cell office:value-type="float" office:value="23.866568248568729" table:style-name="ce27">
            <text:p>24</text:p>
          </table:table-cell>
          <table:table-cell office:value-type="float" office:value="25.460771362357441" table:style-name="ce27">
            <text:p>25</text:p>
          </table:table-cell>
          <table:table-cell office:value-type="float" office:value="25.230889725599365" table:style-name="ce27">
            <text:p>25</text:p>
          </table:table-cell>
          <table:table-cell office:value-type="float" office:value="24.650295514500751" table:style-name="ce27">
            <text:p>25</text:p>
          </table:table-cell>
          <table:table-cell office:value-type="float" office:value="23.2688670529535" table:style-name="ce27">
            <text:p>23</text:p>
          </table:table-cell>
          <table:table-cell office:value-type="float" office:value="20.963713321466599" table:style-name="ce27">
            <text:p>21</text:p>
          </table:table-cell>
          <table:table-cell office:value-type="float" office:value="21.447478024465749" table:style-name="ce27">
            <text:p>21</text:p>
          </table:table-cell>
          <table:table-cell office:value-type="float" office:value="20.957491050658643" table:style-name="ce27">
            <text:p>21</text:p>
          </table:table-cell>
          <table:table-cell office:value-type="float" office:value="22.821276005759486" table:style-name="ce27">
            <text:p>23</text:p>
          </table:table-cell>
          <table:table-cell office:value-type="float" office:value="20.807878925632554" table:style-name="ce27">
            <text:p>21</text:p>
          </table:table-cell>
          <table:table-cell office:value-type="float" office:value="22.384151639402543" table:style-name="ce27">
            <text:p>22</text:p>
          </table:table-cell>
          <table:table-cell office:value-type="float" office:value="22.493834129135653" table:style-name="ce27">
            <text:p>22</text:p>
          </table:table-cell>
          <table:table-cell office:value-type="float" office:value="21.102573214097227" table:style-name="ce27">
            <text:p>21</text:p>
          </table:table-cell>
          <table:table-cell office:value-type="float" office:value="23.293400379045565" table:style-name="ce28">
            <text:p>23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1">
            <text:p>Unweighted sample size:</text:p>
          </table:table-cell>
          <table:table-cell table:number-columns-repeated="15" table:style-name="ce32"/>
          <table:table-cell table:number-columns-repeated="3" table:style-name="ce4"/>
          <table:table-cell table:number-columns-repeated="16365" table:style-name="ce5"/>
        </table:table-row>
        <table:table-row table:style-name="ro9">
          <table:table-cell office:value-type="string" table:style-name="ce21">
            <text:p><text:s text:c="3"/>individuals</text:p>
          </table:table-cell>
          <table:table-cell office:value-type="float" office:value="3166" table:style-name="ce32">
            <text:p>3,166</text:p>
          </table:table-cell>
          <table:table-cell office:value-type="float" office:value="2950" table:style-name="ce32">
            <text:p>2,950</text:p>
          </table:table-cell>
          <table:table-cell office:value-type="float" office:value="2237" table:style-name="ce32">
            <text:p>2,237</text:p>
          </table:table-cell>
          <table:table-cell office:value-type="float" office:value="2751" table:style-name="ce32">
            <text:p>2,751</text:p>
          </table:table-cell>
          <table:table-cell office:value-type="float" office:value="2744" table:style-name="ce32">
            <text:p>2,744</text:p>
          </table:table-cell>
          <table:table-cell office:value-type="float" office:value="2701" table:style-name="ce32">
            <text:p>2,701</text:p>
          </table:table-cell>
          <table:table-cell office:value-type="float" office:value="2563" table:style-name="ce32">
            <text:p>2,563</text:p>
          </table:table-cell>
          <table:table-cell office:value-type="float" office:value="2557" table:style-name="ce32">
            <text:p>2,557</text:p>
          </table:table-cell>
          <table:table-cell office:value-type="float" office:value="2478" table:style-name="ce32">
            <text:p>2,478</text:p>
          </table:table-cell>
          <table:table-cell office:value-type="float" office:value="2633" table:style-name="ce32">
            <text:p>2,633</text:p>
          </table:table-cell>
          <table:table-cell office:value-type="float" office:value="2525" table:style-name="ce32">
            <text:p>2,525</text:p>
          </table:table-cell>
          <table:table-cell office:value-type="float" office:value="2286" table:style-name="ce32">
            <text:p>2,286</text:p>
          </table:table-cell>
          <table:table-cell office:value-type="float" office:value="2320" table:style-name="ce32">
            <text:p>2,320</text:p>
          </table:table-cell>
          <table:table-cell office:value-type="float" office:value="2350" table:style-name="ce32">
            <text:p>2,350</text:p>
          </table:table-cell>
          <table:table-cell office:value-type="float" office:value="2518" table:style-name="ce32">
            <text:p>2,518</text:p>
          </table:table-cell>
          <table:table-cell office:value-type="float" office:value="2287" table:style-name="ce32">
            <text:p>2,287</text:p>
          </table:table-cell>
          <table:table-cell office:value-type="float" office:value="2372" table:style-name="ce32">
            <text:p>2,372</text:p>
          </table:table-cell>
          <table:table-cell table:style-name="ce4"/>
          <table:table-cell table:number-columns-repeated="16365" table:style-name="ce5"/>
        </table:table-row>
        <table:table-row table:style-name="ro9">
          <table:table-cell office:value-type="string" table:style-name="ce16">
            <text:p><text:s text:c="3"/>trips</text:p>
          </table:table-cell>
          <table:table-cell office:value-type="float" office:value="19434" table:style-name="ce33">
            <text:p>19,434</text:p>
          </table:table-cell>
          <table:table-cell office:value-type="float" office:value="18554" table:style-name="ce33">
            <text:p>18,554</text:p>
          </table:table-cell>
          <table:table-cell office:value-type="float" office:value="13059" table:style-name="ce33">
            <text:p>13,059</text:p>
          </table:table-cell>
          <table:table-cell office:value-type="float" office:value="17243" table:style-name="ce33">
            <text:p>17,243</text:p>
          </table:table-cell>
          <table:table-cell office:value-type="float" office:value="17744" table:style-name="ce33">
            <text:p>17,744</text:p>
          </table:table-cell>
          <table:table-cell office:value-type="float" office:value="17191" table:style-name="ce33">
            <text:p>17,191</text:p>
          </table:table-cell>
          <table:table-cell office:value-type="float" office:value="15987" table:style-name="ce33">
            <text:p>15,987</text:p>
          </table:table-cell>
          <table:table-cell office:value-type="float" office:value="16045" table:style-name="ce33">
            <text:p>16,045</text:p>
          </table:table-cell>
          <table:table-cell office:value-type="float" office:value="15023" table:style-name="ce33">
            <text:p>15,023</text:p>
          </table:table-cell>
          <table:table-cell office:value-type="float" office:value="16501" table:style-name="ce33">
            <text:p>16,501</text:p>
          </table:table-cell>
          <table:table-cell office:value-type="float" office:value="15441" table:style-name="ce33">
            <text:p>15,441</text:p>
          </table:table-cell>
          <table:table-cell office:value-type="float" office:value="13185" table:style-name="ce33">
            <text:p>13,185</text:p>
          </table:table-cell>
          <table:table-cell office:value-type="float" office:value="14619" table:style-name="ce33">
            <text:p>14,619</text:p>
          </table:table-cell>
          <table:table-cell office:value-type="float" office:value="14270" table:style-name="ce33">
            <text:p>14,270</text:p>
          </table:table-cell>
          <table:table-cell office:value-type="float" office:value="16114" table:style-name="ce33">
            <text:p>16,114</text:p>
          </table:table-cell>
          <table:table-cell office:value-type="float" office:value="14248" table:style-name="ce33">
            <text:p>14,248</text:p>
          </table:table-cell>
          <table:table-cell office:value-type="float" office:value="15388" table:style-name="ce34">
            <text:p>15,388</text:p>
          </table:table-cell>
          <table:table-cell table:style-name="ce4"/>
          <table:table-cell table:number-columns-repeated="16365" table:style-name="ce5"/>
        </table:table-row>
        <table:table-row table:style-name="ro10">
          <table:table-cell office:value-type="string" table:style-name="ce21">
            <text:p>Aged 5-10 years:</text:p>
          </table:table-cell>
          <table:table-cell table:number-columns-repeated="15" table:style-name="ce35"/>
          <table:table-cell table:style-name="ce4"/>
          <table:table-cell table:style-name="ce36"/>
          <table:table-cell table:style-name="ce4"/>
          <table:table-cell table:number-columns-repeated="16365" table:style-name="ce5"/>
        </table:table-row>
        <table:table-row table:style-name="ro8">
          <table:table-cell office:value-type="string" table:style-name="ce21">
            <text:p>Walk<text:span text:style-name="T3">2,3</text:span></text:p>
          </table:table-cell>
          <table:table-cell office:value-type="float" office:value="53.132984443875188" table:style-name="ce27">
            <text:p>53</text:p>
          </table:table-cell>
          <table:table-cell office:value-type="float" office:value="56.081095738814433" table:style-name="ce27">
            <text:p>56</text:p>
          </table:table-cell>
          <table:table-cell office:value-type="float" office:value="48.754491257203739" table:style-name="ce27">
            <text:p>49</text:p>
          </table:table-cell>
          <table:table-cell office:value-type="float" office:value="50.30759874112605" table:style-name="ce27">
            <text:p>50</text:p>
          </table:table-cell>
          <table:table-cell office:value-type="float" office:value="48.411612686181748" table:style-name="ce27">
            <text:p>48</text:p>
          </table:table-cell>
          <table:table-cell office:value-type="float" office:value="50.25723010988122" table:style-name="ce27">
            <text:p>50</text:p>
          </table:table-cell>
          <table:table-cell office:value-type="float" office:value="50.999413226296383" table:style-name="ce27">
            <text:p>51</text:p>
          </table:table-cell>
          <table:table-cell office:value-type="float" office:value="51.391648459343543" table:style-name="ce27">
            <text:p>51</text:p>
          </table:table-cell>
          <table:table-cell office:value-type="float" office:value="48.239972557245629" table:style-name="ce27">
            <text:p>48</text:p>
          </table:table-cell>
          <table:table-cell office:value-type="float" office:value="50.618910890405488" table:style-name="ce27">
            <text:p>51</text:p>
          </table:table-cell>
          <table:table-cell office:value-type="float" office:value="49.094148029127794" table:style-name="ce27">
            <text:p>49</text:p>
          </table:table-cell>
          <table:table-cell office:value-type="float" office:value="48.597330913316426" table:style-name="ce27">
            <text:p>49</text:p>
          </table:table-cell>
          <table:table-cell office:value-type="float" office:value="44.901307995200995" table:style-name="ce27">
            <text:p>45</text:p>
          </table:table-cell>
          <table:table-cell office:value-type="float" office:value="46.091745168917683" table:style-name="ce27">
            <text:p>46</text:p>
          </table:table-cell>
          <table:table-cell office:value-type="float" office:value="46.205704551892175" table:style-name="ce27">
            <text:p>46</text:p>
          </table:table-cell>
          <table:table-cell office:value-type="float" office:value="43.957031860203614" table:style-name="ce27">
            <text:p>44</text:p>
          </table:table-cell>
          <table:table-cell office:value-type="float" office:value="51.129391897328489" table:style-name="ce28">
            <text:p>51</text:p>
          </table:table-cell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21">
            <text:p>Bicycle</text:p>
          </table:table-cell>
          <table:table-cell office:value-type="float" office:value="0.40841512033874278" table:style-name="ce27">
            <text:p>-</text:p>
          </table:table-cell>
          <table:table-cell office:value-type="float" office:value="0.28520211685678915" table:style-name="ce27">
            <text:p>-</text:p>
          </table:table-cell>
          <table:table-cell office:value-type="float" office:value="0.71809948425885639" table:style-name="ce27">
            <text:p>1</text:p>
          </table:table-cell>
          <table:table-cell office:value-type="float" office:value="0.82278212749821289" table:style-name="ce27">
            <text:p>1</text:p>
          </table:table-cell>
          <table:table-cell office:value-type="float" office:value="0.85606541010963266" table:style-name="ce27">
            <text:p>1</text:p>
          </table:table-cell>
          <table:table-cell office:value-type="float" office:value="1.0981745626244994" table:style-name="ce27">
            <text:p>1</text:p>
          </table:table-cell>
          <table:table-cell office:value-type="float" office:value="1.0446149634338757" table:style-name="ce27">
            <text:p>1</text:p>
          </table:table-cell>
          <table:table-cell office:value-type="float" office:value="0.63041162437024256" table:style-name="ce27">
            <text:p>1</text:p>
          </table:table-cell>
          <table:table-cell office:value-type="float" office:value="1.5674071483851642" table:style-name="ce27">
            <text:p>2</text:p>
          </table:table-cell>
          <table:table-cell office:value-type="float" office:value="1.2127805092177992" table:style-name="ce27">
            <text:p>1</text:p>
          </table:table-cell>
          <table:table-cell office:value-type="float" office:value="1.2992141301436835" table:style-name="ce27">
            <text:p>1</text:p>
          </table:table-cell>
          <table:table-cell office:value-type="float" office:value="1.1433314987088501" table:style-name="ce27">
            <text:p>1</text:p>
          </table:table-cell>
          <table:table-cell office:value-type="float" office:value="1.9774473251481894" table:style-name="ce27">
            <text:p>2</text:p>
          </table:table-cell>
          <table:table-cell office:value-type="float" office:value="1.148130841428757" table:style-name="ce27">
            <text:p>1</text:p>
          </table:table-cell>
          <table:table-cell office:value-type="float" office:value="1.5529303866774007" table:style-name="ce27">
            <text:p>2</text:p>
          </table:table-cell>
          <table:table-cell office:value-type="float" office:value="1.2509347162383135" table:style-name="ce27">
            <text:p>1</text:p>
          </table:table-cell>
          <table:table-cell office:value-type="float" office:value="1.7351883083180992" table:style-name="ce28">
            <text:p>2</text:p>
          </table:table-cell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21">
            <text:p>Car / van</text:p>
          </table:table-cell>
          <table:table-cell office:value-type="float" office:value="39.599350031573167" table:style-name="ce27">
            <text:p>40</text:p>
          </table:table-cell>
          <table:table-cell office:value-type="float" office:value="37.023506538874877" table:style-name="ce27">
            <text:p>37</text:p>
          </table:table-cell>
          <table:table-cell office:value-type="float" office:value="43.595029100148267" table:style-name="ce27">
            <text:p>44</text:p>
          </table:table-cell>
          <table:table-cell office:value-type="float" office:value="41.769053978824495" table:style-name="ce27">
            <text:p>42</text:p>
          </table:table-cell>
          <table:table-cell office:value-type="float" office:value="43.629209323552338" table:style-name="ce27">
            <text:p>44</text:p>
          </table:table-cell>
          <table:table-cell office:value-type="float" office:value="41.659190783630507" table:style-name="ce27">
            <text:p>42</text:p>
          </table:table-cell>
          <table:table-cell office:value-type="float" office:value="41.764625888765011" table:style-name="ce27">
            <text:p>42</text:p>
          </table:table-cell>
          <table:table-cell office:value-type="float" office:value="40.839128713262554" table:style-name="ce27">
            <text:p>41</text:p>
          </table:table-cell>
          <table:table-cell office:value-type="float" office:value="43.312910885283387" table:style-name="ce27">
            <text:p>43</text:p>
          </table:table-cell>
          <table:table-cell office:value-type="float" office:value="42.338420586582366" table:style-name="ce27">
            <text:p>42</text:p>
          </table:table-cell>
          <table:table-cell office:value-type="float" office:value="42.620990109777274" table:style-name="ce27">
            <text:p>43</text:p>
          </table:table-cell>
          <table:table-cell office:value-type="float" office:value="43.648422926643811" table:style-name="ce27">
            <text:p>44</text:p>
          </table:table-cell>
          <table:table-cell office:value-type="float" office:value="46.177891768675607" table:style-name="ce27">
            <text:p>46</text:p>
          </table:table-cell>
          <table:table-cell office:value-type="float" office:value="45.616097338689073" table:style-name="ce27">
            <text:p>46</text:p>
          </table:table-cell>
          <table:table-cell office:value-type="float" office:value="46.331244591441553" table:style-name="ce27">
            <text:p>46</text:p>
          </table:table-cell>
          <table:table-cell office:value-type="float" office:value="48.079812765078721" table:style-name="ce27">
            <text:p>48</text:p>
          </table:table-cell>
          <table:table-cell office:value-type="float" office:value="40.98055766703402" table:style-name="ce28">
            <text:p>41</text:p>
          </table:table-cell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21">
            <text:p>Private bus</text:p>
          </table:table-cell>
          <table:table-cell office:value-type="float" office:value="2.0161429870850243" table:style-name="ce27">
            <text:p>2</text:p>
          </table:table-cell>
          <table:table-cell office:value-type="float" office:value="2.8183691882800317" table:style-name="ce27">
            <text:p>3</text:p>
          </table:table-cell>
          <table:table-cell office:value-type="float" office:value="3.3067373741026649" table:style-name="ce27">
            <text:p>3</text:p>
          </table:table-cell>
          <table:table-cell office:value-type="float" office:value="2.7687515827462863" table:style-name="ce27">
            <text:p>3</text:p>
          </table:table-cell>
          <table:table-cell office:value-type="float" office:value="2.8415385717390524" table:style-name="ce27">
            <text:p>3</text:p>
          </table:table-cell>
          <table:table-cell office:value-type="float" office:value="2.8178724145722254" table:style-name="ce27">
            <text:p>3</text:p>
          </table:table-cell>
          <table:table-cell office:value-type="float" office:value="1.8930971921046196" table:style-name="ce27">
            <text:p>2</text:p>
          </table:table-cell>
          <table:table-cell office:value-type="float" office:value="3.2068474034962926" table:style-name="ce27">
            <text:p>3</text:p>
          </table:table-cell>
          <table:table-cell office:value-type="float" office:value="2.6544567522151072" table:style-name="ce27">
            <text:p>3</text:p>
          </table:table-cell>
          <table:table-cell office:value-type="float" office:value="2.1820812202308066" table:style-name="ce27">
            <text:p>2</text:p>
          </table:table-cell>
          <table:table-cell office:value-type="float" office:value="2.2793551177872855" table:style-name="ce27">
            <text:p>2</text:p>
          </table:table-cell>
          <table:table-cell office:value-type="float" office:value="2.3687283063047277" table:style-name="ce27">
            <text:p>2</text:p>
          </table:table-cell>
          <table:table-cell office:value-type="float" office:value="1.3349843352293069" table:style-name="ce27">
            <text:p>1</text:p>
          </table:table-cell>
          <table:table-cell office:value-type="float" office:value="1.7900925052078509" table:style-name="ce27">
            <text:p>2</text:p>
          </table:table-cell>
          <table:table-cell office:value-type="float" office:value="1.6860566898327927" table:style-name="ce27">
            <text:p>2</text:p>
          </table:table-cell>
          <table:table-cell office:value-type="float" office:value="2.1229598750544043" table:style-name="ce27">
            <text:p>2</text:p>
          </table:table-cell>
          <table:table-cell office:value-type="float" office:value="1.7826427397252189" table:style-name="ce28">
            <text:p>2</text:p>
          </table:table-cell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21">
            <text:p>Local bus</text:p>
          </table:table-cell>
          <table:table-cell office:value-type="float" office:value="2.8224362782070491" table:style-name="ce27">
            <text:p>3</text:p>
          </table:table-cell>
          <table:table-cell office:value-type="float" office:value="2.8364904072110275" table:style-name="ce27">
            <text:p>3</text:p>
          </table:table-cell>
          <table:table-cell office:value-type="float" office:value="2.3207421572886919" table:style-name="ce27">
            <text:p>2</text:p>
          </table:table-cell>
          <table:table-cell office:value-type="float" office:value="2.9312978482936511" table:style-name="ce27">
            <text:p>3</text:p>
          </table:table-cell>
          <table:table-cell office:value-type="float" office:value="3.2191790151395963" table:style-name="ce27">
            <text:p>3</text:p>
          </table:table-cell>
          <table:table-cell office:value-type="float" office:value="2.8970078532505066" table:style-name="ce27">
            <text:p>3</text:p>
          </table:table-cell>
          <table:table-cell office:value-type="float" office:value="3.4488641784013563" table:style-name="ce27">
            <text:p>3</text:p>
          </table:table-cell>
          <table:table-cell office:value-type="float" office:value="3.2010574959663094" table:style-name="ce27">
            <text:p>3</text:p>
          </table:table-cell>
          <table:table-cell office:value-type="float" office:value="3.9874667462020073" table:style-name="ce27">
            <text:p>4</text:p>
          </table:table-cell>
          <table:table-cell office:value-type="float" office:value="2.7933824699388028" table:style-name="ce27">
            <text:p>3</text:p>
          </table:table-cell>
          <table:table-cell office:value-type="float" office:value="4.3204962233056277" table:style-name="ce27">
            <text:p>4</text:p>
          </table:table-cell>
          <table:table-cell office:value-type="float" office:value="3.3346580554975422" table:style-name="ce27">
            <text:p>3</text:p>
          </table:table-cell>
          <table:table-cell office:value-type="float" office:value="3.8971758783217214" table:style-name="ce27">
            <text:p>4</text:p>
          </table:table-cell>
          <table:table-cell office:value-type="float" office:value="4.4085988483638046" table:style-name="ce27">
            <text:p>4</text:p>
          </table:table-cell>
          <table:table-cell office:value-type="float" office:value="2.9092346425925522" table:style-name="ce27">
            <text:p>3</text:p>
          </table:table-cell>
          <table:table-cell office:value-type="float" office:value="3.7771145075671808" table:style-name="ce27">
            <text:p>4</text:p>
          </table:table-cell>
          <table:table-cell office:value-type="float" office:value="2.7644928344039146" table:style-name="ce28">
            <text:p>3</text:p>
          </table:table-cell>
          <table:table-cell table:style-name="ce4"/>
          <table:table-cell table:number-columns-repeated="16365" table:style-name="ce5"/>
        </table:table-row>
        <table:table-row table:style-name="ro2">
          <table:table-cell office:value-type="string" table:style-name="ce21">
            <text:p>Surface rail</text:p>
          </table:table-cell>
          <table:table-cell office:value-type="float" office:value="0" table:style-name="ce27">
            <text:p>0</text:p>
          </table:table-cell>
          <table:table-cell office:value-type="float" office:value="9.1347896578292051E-2" table:style-name="ce27">
            <text:p>-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3659346732583587E-2" table:style-name="ce27">
            <text:p>-</text:p>
          </table:table-cell>
          <table:table-cell office:value-type="float" office:value="0.26043310230700645" table:style-name="ce27">
            <text:p>-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1.1792858946377285E-2" table:style-name="ce27">
            <text:p>-</text:p>
          </table:table-cell>
          <table:table-cell office:value-type="float" office:value="8.6989479763883906E-3" table:style-name="ce27">
            <text:p>-</text:p>
          </table:table-cell>
          <table:table-cell office:value-type="float" office:value="0.14856963082033778" table:style-name="ce27">
            <text:p>-</text:p>
          </table:table-cell>
          <table:table-cell office:value-type="float" office:value="0.29040183710181428" table:style-name="ce27">
            <text:p>-</text:p>
          </table:table-cell>
          <table:table-cell office:value-type="float" office:value="2.9563645556037289E-2" table:style-name="ce27">
            <text:p>-</text:p>
          </table:table-cell>
          <table:table-cell office:value-type="float" office:value="0" table:style-name="ce27">
            <text:p>0</text:p>
          </table:table-cell>
          <table:table-cell office:value-type="float" office:value="1.6175741141794438E-2" table:style-name="ce27">
            <text:p>-</text:p>
          </table:table-cell>
          <table:table-cell office:value-type="float" office:value="2.4457128082877658E-2" table:style-name="ce28">
            <text:p>-</text:p>
          </table:table-cell>
          <table:table-cell table:style-name="ce37"/>
          <table:table-cell table:number-columns-repeated="16365" table:style-name="ce5"/>
        </table:table-row>
        <table:table-row table:style-name="ro8">
          <table:table-cell office:value-type="string" table:style-name="ce21">
            <text:p>Other transport<text:span text:style-name="T3">4</text:span></text:p>
          </table:table-cell>
          <table:table-cell office:value-type="float" office:value="2.0206711389208283" table:style-name="ce27">
            <text:p>2</text:p>
          </table:table-cell>
          <table:table-cell office:value-type="float" office:value="0.86398811338454573" table:style-name="ce27">
            <text:p>1</text:p>
          </table:table-cell>
          <table:table-cell office:value-type="float" office:value="1.3049006269977881" table:style-name="ce27">
            <text:p>1</text:p>
          </table:table-cell>
          <table:table-cell office:value-type="float" office:value="1.4005157215113133" table:style-name="ce27">
            <text:p>1</text:p>
          </table:table-cell>
          <table:table-cell office:value-type="float" office:value="1.0423949932776324" table:style-name="ce27">
            <text:p>1</text:p>
          </table:table-cell>
          <table:table-cell office:value-type="float" office:value="1.186864929308457" table:style-name="ce27">
            <text:p>1</text:p>
          </table:table-cell>
          <table:table-cell office:value-type="float" office:value="0.58895144869174798" table:style-name="ce27">
            <text:p>1</text:p>
          </table:table-cell>
          <table:table-cell office:value-type="float" office:value="0.730906303561068" table:style-name="ce27">
            <text:p>1</text:p>
          </table:table-cell>
          <table:table-cell office:value-type="float" office:value="0.23778591066869856" table:style-name="ce27">
            <text:p>-</text:p>
          </table:table-cell>
          <table:table-cell office:value-type="float" office:value="0.84263146467835492" table:style-name="ce27">
            <text:p>1</text:p>
          </table:table-cell>
          <table:table-cell office:value-type="float" office:value="0.37709744188194927" table:style-name="ce27">
            <text:p>-</text:p>
          </table:table-cell>
          <table:table-cell office:value-type="float" office:value="0.75895866870829376" table:style-name="ce27">
            <text:p>1</text:p>
          </table:table-cell>
          <table:table-cell office:value-type="float" office:value="1.4207908603223647" table:style-name="ce27">
            <text:p>1</text:p>
          </table:table-cell>
          <table:table-cell office:value-type="float" office:value="0.91577165183677534" table:style-name="ce27">
            <text:p>1</text:p>
          </table:table-cell>
          <table:table-cell office:value-type="float" office:value="1.3148291375635346" table:style-name="ce27">
            <text:p>1</text:p>
          </table:table-cell>
          <table:table-cell office:value-type="float" office:value="0.79597053471596368" table:style-name="ce27">
            <text:p>1</text:p>
          </table:table-cell>
          <table:table-cell office:value-type="float" office:value="1.5832694251073562" table:style-name="ce28">
            <text:p>2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1">
            <text:p>All modes</text:p>
          </table:table-cell>
          <table:table-cell office:value-type="float" office:value="100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99.999999999999972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99.999999999999972" table:style-name="ce28">
            <text:p>100</text:p>
          </table:table-cell>
          <table:table-cell table:style-name="ce4"/>
          <table:table-cell table:number-columns-repeated="16365" table:style-name="ce5"/>
        </table:table-row>
        <table:table-row table:style-name="ro7">
          <table:table-cell office:value-type="string" table:style-name="ce29">
            <text:p>Average trip length (miles)<text:span text:style-name="T3">1</text:span></text:p>
          </table:table-cell>
          <table:table-cell office:value-type="float" office:value="1.2215929675666746" table:style-name="ce30">
            <text:p>1.2</text:p>
          </table:table-cell>
          <table:table-cell office:value-type="float" office:value="1.3556797148163215" table:style-name="ce30">
            <text:p>1.4</text:p>
          </table:table-cell>
          <table:table-cell office:value-type="float" office:value="1.5397367967878794" table:style-name="ce30">
            <text:p>1.5</text:p>
          </table:table-cell>
          <table:table-cell office:value-type="float" office:value="1.4977162171713125" table:style-name="ce30">
            <text:p>1.5</text:p>
          </table:table-cell>
          <table:table-cell office:value-type="float" office:value="1.671472953329048" table:style-name="ce30">
            <text:p>1.7</text:p>
          </table:table-cell>
          <table:table-cell office:value-type="float" office:value="1.4962349301619564" table:style-name="ce30">
            <text:p>1.5</text:p>
          </table:table-cell>
          <table:table-cell office:value-type="float" office:value="1.5130793234895983" table:style-name="ce30">
            <text:p>1.5</text:p>
          </table:table-cell>
          <table:table-cell office:value-type="float" office:value="1.5869588920527948" table:style-name="ce30">
            <text:p>1.6</text:p>
          </table:table-cell>
          <table:table-cell office:value-type="float" office:value="1.6401254291105771" table:style-name="ce30">
            <text:p>1.6</text:p>
          </table:table-cell>
          <table:table-cell office:value-type="float" office:value="1.5353164902144825" table:style-name="ce30">
            <text:p>1.5</text:p>
          </table:table-cell>
          <table:table-cell office:value-type="float" office:value="1.4525700633191809" table:style-name="ce30">
            <text:p>1.5</text:p>
          </table:table-cell>
          <table:table-cell office:value-type="float" office:value="1.7195036835444297" table:style-name="ce30">
            <text:p>1.7</text:p>
          </table:table-cell>
          <table:table-cell office:value-type="float" office:value="1.8104955995729557" table:style-name="ce30">
            <text:p>1.8</text:p>
          </table:table-cell>
          <table:table-cell office:value-type="float" office:value="1.6001075512936611" table:style-name="ce30">
            <text:p>1.6</text:p>
          </table:table-cell>
          <table:table-cell office:value-type="float" office:value="1.636425776023448" table:style-name="ce30">
            <text:p>1.6</text:p>
          </table:table-cell>
          <table:table-cell office:value-type="float" office:value="1.7339063296323085" table:style-name="ce30">
            <text:p>1.7</text:p>
          </table:table-cell>
          <table:table-cell office:value-type="float" office:value="1.5097916816776484" table:style-name="ce31">
            <text:p>1.5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% travelling to school alone<text:span text:style-name="T3">5</text:span></text:p>
          </table:table-cell>
          <table:table-cell office:value-type="float" office:value="6.7357735197518327" table:style-name="ce27">
            <text:p>7</text:p>
          </table:table-cell>
          <table:table-cell office:value-type="float" office:value="9.1221040715160271" table:style-name="ce27">
            <text:p>9</text:p>
          </table:table-cell>
          <table:table-cell office:value-type="float" office:value="8.4700602081094907" table:style-name="ce27">
            <text:p>8</text:p>
          </table:table-cell>
          <table:table-cell office:value-type="float" office:value="5.9422771583667346" table:style-name="ce27">
            <text:p>6</text:p>
          </table:table-cell>
          <table:table-cell office:value-type="float" office:value="6.9964770053565841" table:style-name="ce27">
            <text:p>7</text:p>
          </table:table-cell>
          <table:table-cell office:value-type="float" office:value="4.5461970809518153" table:style-name="ce27">
            <text:p>5</text:p>
          </table:table-cell>
          <table:table-cell office:value-type="float" office:value="4.2070547350694252" table:style-name="ce27">
            <text:p>4</text:p>
          </table:table-cell>
          <table:table-cell office:value-type="float" office:value="4.150228820431038" table:style-name="ce27">
            <text:p>4</text:p>
          </table:table-cell>
          <table:table-cell office:value-type="float" office:value="4.6208003290405122" table:style-name="ce27">
            <text:p>5</text:p>
          </table:table-cell>
          <table:table-cell office:value-type="float" office:value="4.9475870659898424" table:style-name="ce27">
            <text:p>5</text:p>
          </table:table-cell>
          <table:table-cell office:value-type="float" office:value="4.0070862958596836" table:style-name="ce27">
            <text:p>4</text:p>
          </table:table-cell>
          <table:table-cell office:value-type="float" office:value="5.7186721803690501" table:style-name="ce27">
            <text:p>6</text:p>
          </table:table-cell>
          <table:table-cell office:value-type="float" office:value="3.4391024789192328" table:style-name="ce27">
            <text:p>3</text:p>
          </table:table-cell>
          <table:table-cell office:value-type="float" office:value="2.609281804386582" table:style-name="ce27">
            <text:p>3</text:p>
          </table:table-cell>
          <table:table-cell office:value-type="float" office:value="2.5006604072269694" table:style-name="ce27">
            <text:p>3</text:p>
          </table:table-cell>
          <table:table-cell office:value-type="float" office:value="3.5436571062129878" table:style-name="ce27">
            <text:p>4</text:p>
          </table:table-cell>
          <table:table-cell office:value-type="float" office:value="5.6154077716608244" table:style-name="ce28">
            <text:p>6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Unweighted sample size:</text:p>
          </table:table-cell>
          <table:table-cell table:number-columns-repeated="15" table:style-name="ce32"/>
          <table:table-cell table:number-columns-repeated="2" table:style-name="ce4"/>
          <table:table-cell table:number-columns-repeated="16366" table:style-name="ce5"/>
        </table:table-row>
        <table:table-row table:style-name="ro2">
          <table:table-cell office:value-type="string" table:style-name="ce21">
            <text:p><text:s text:c="3"/>individuals</text:p>
          </table:table-cell>
          <table:table-cell office:value-type="float" office:value="1671" table:style-name="ce32">
            <text:p>1,671</text:p>
          </table:table-cell>
          <table:table-cell office:value-type="float" office:value="1505" table:style-name="ce32">
            <text:p>1,505</text:p>
          </table:table-cell>
          <table:table-cell office:value-type="float" office:value="1142" table:style-name="ce32">
            <text:p>1,142</text:p>
          </table:table-cell>
          <table:table-cell office:value-type="float" office:value="1353" table:style-name="ce32">
            <text:p>1,353</text:p>
          </table:table-cell>
          <table:table-cell office:value-type="float" office:value="1353" table:style-name="ce32">
            <text:p>1,353</text:p>
          </table:table-cell>
          <table:table-cell office:value-type="float" office:value="1306" table:style-name="ce32">
            <text:p>1,306</text:p>
          </table:table-cell>
          <table:table-cell office:value-type="float" office:value="1269" table:style-name="ce32">
            <text:p>1,269</text:p>
          </table:table-cell>
          <table:table-cell office:value-type="float" office:value="1241" table:style-name="ce32">
            <text:p>1,241</text:p>
          </table:table-cell>
          <table:table-cell office:value-type="float" office:value="1173" table:style-name="ce32">
            <text:p>1,173</text:p>
          </table:table-cell>
          <table:table-cell office:value-type="float" office:value="1272" table:style-name="ce32">
            <text:p>1,272</text:p>
          </table:table-cell>
          <table:table-cell office:value-type="float" office:value="1239" table:style-name="ce32">
            <text:p>1,239</text:p>
          </table:table-cell>
          <table:table-cell office:value-type="float" office:value="1117" table:style-name="ce32">
            <text:p>1,117</text:p>
          </table:table-cell>
          <table:table-cell office:value-type="float" office:value="1177" table:style-name="ce32">
            <text:p>1,177</text:p>
          </table:table-cell>
          <table:table-cell office:value-type="float" office:value="1234" table:style-name="ce32">
            <text:p>1,234</text:p>
          </table:table-cell>
          <table:table-cell office:value-type="float" office:value="1249" table:style-name="ce32">
            <text:p>1,249</text:p>
          </table:table-cell>
          <table:table-cell office:value-type="float" office:value="1204" table:style-name="ce32">
            <text:p>1,204</text:p>
          </table:table-cell>
          <table:table-cell office:value-type="float" office:value="1292" table:style-name="ce32">
            <text:p>1,29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16">
            <text:p><text:s text:c="3"/>trips</text:p>
          </table:table-cell>
          <table:table-cell office:value-type="float" office:value="10259" table:style-name="ce33">
            <text:p>10,259</text:p>
          </table:table-cell>
          <table:table-cell office:value-type="float" office:value="9187" table:style-name="ce33">
            <text:p>9,187</text:p>
          </table:table-cell>
          <table:table-cell office:value-type="float" office:value="6549" table:style-name="ce33">
            <text:p>6,549</text:p>
          </table:table-cell>
          <table:table-cell office:value-type="float" office:value="8343" table:style-name="ce33">
            <text:p>8,343</text:p>
          </table:table-cell>
          <table:table-cell office:value-type="float" office:value="8572" table:style-name="ce33">
            <text:p>8,572</text:p>
          </table:table-cell>
          <table:table-cell office:value-type="float" office:value="8146" table:style-name="ce33">
            <text:p>8,146</text:p>
          </table:table-cell>
          <table:table-cell office:value-type="float" office:value="7953" table:style-name="ce33">
            <text:p>7,953</text:p>
          </table:table-cell>
          <table:table-cell office:value-type="float" office:value="7515" table:style-name="ce33">
            <text:p>7,515</text:p>
          </table:table-cell>
          <table:table-cell office:value-type="float" office:value="7124" table:style-name="ce33">
            <text:p>7,124</text:p>
          </table:table-cell>
          <table:table-cell office:value-type="float" office:value="7895" table:style-name="ce33">
            <text:p>7,895</text:p>
          </table:table-cell>
          <table:table-cell office:value-type="float" office:value="7373" table:style-name="ce33">
            <text:p>7,373</text:p>
          </table:table-cell>
          <table:table-cell office:value-type="float" office:value="6609" table:style-name="ce33">
            <text:p>6,609</text:p>
          </table:table-cell>
          <table:table-cell office:value-type="float" office:value="7540" table:style-name="ce33">
            <text:p>7,540</text:p>
          </table:table-cell>
          <table:table-cell office:value-type="float" office:value="7397" table:style-name="ce33">
            <text:p>7,397</text:p>
          </table:table-cell>
          <table:table-cell office:value-type="float" office:value="7939" table:style-name="ce33">
            <text:p>7,939</text:p>
          </table:table-cell>
          <table:table-cell office:value-type="float" office:value="7481" table:style-name="ce33">
            <text:p>7,481</text:p>
          </table:table-cell>
          <table:table-cell office:value-type="float" office:value="8459" table:style-name="ce34">
            <text:p>8,459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Aged 11-16 years:</text:p>
          </table:table-cell>
          <table:table-cell table:number-columns-repeated="15" table:style-name="ce35"/>
          <table:table-cell table:style-name="ce4"/>
          <table:table-cell table:style-name="ce36"/>
          <table:table-cell table:number-columns-repeated="16366" table:style-name="ce5"/>
        </table:table-row>
        <table:table-row table:style-name="ro8">
          <table:table-cell office:value-type="string" table:style-name="ce21">
            <text:p>Walk<text:span text:style-name="T3">2,3</text:span></text:p>
          </table:table-cell>
          <table:table-cell office:value-type="float" office:value="41.334486447175919" table:style-name="ce27">
            <text:p>41</text:p>
          </table:table-cell>
          <table:table-cell office:value-type="float" office:value="42.63672279394752" table:style-name="ce27">
            <text:p>43</text:p>
          </table:table-cell>
          <table:table-cell office:value-type="float" office:value="37.480808608699263" table:style-name="ce27">
            <text:p>37</text:p>
          </table:table-cell>
          <table:table-cell office:value-type="float" office:value="40.544300798957636" table:style-name="ce27">
            <text:p>41</text:p>
          </table:table-cell>
          <table:table-cell office:value-type="float" office:value="42.483395881288935" table:style-name="ce27">
            <text:p>42</text:p>
          </table:table-cell>
          <table:table-cell office:value-type="float" office:value="43.027177842610214" table:style-name="ce27">
            <text:p>43</text:p>
          </table:table-cell>
          <table:table-cell office:value-type="float" office:value="41.742788924419081" table:style-name="ce27">
            <text:p>42</text:p>
          </table:table-cell>
          <table:table-cell office:value-type="float" office:value="42.362382591060751" table:style-name="ce27">
            <text:p>42</text:p>
          </table:table-cell>
          <table:table-cell office:value-type="float" office:value="39.413752047837342" table:style-name="ce27">
            <text:p>39</text:p>
          </table:table-cell>
          <table:table-cell office:value-type="float" office:value="38.592818390341542" table:style-name="ce27">
            <text:p>39</text:p>
          </table:table-cell>
          <table:table-cell office:value-type="float" office:value="36.319104983914876" table:style-name="ce27">
            <text:p>36</text:p>
          </table:table-cell>
          <table:table-cell office:value-type="float" office:value="38.401289031844996" table:style-name="ce27">
            <text:p>38</text:p>
          </table:table-cell>
          <table:table-cell office:value-type="float" office:value="36.596218534996858" table:style-name="ce27">
            <text:p>37</text:p>
          </table:table-cell>
          <table:table-cell office:value-type="float" office:value="37.223669765881276" table:style-name="ce27">
            <text:p>37</text:p>
          </table:table-cell>
          <table:table-cell office:value-type="float" office:value="38.302157382183914" table:style-name="ce27">
            <text:p>38</text:p>
          </table:table-cell>
          <table:table-cell office:value-type="float" office:value="37.427016306785539" table:style-name="ce27">
            <text:p>37</text:p>
          </table:table-cell>
          <table:table-cell office:value-type="float" office:value="39.445990461417665" table:style-name="ce28">
            <text:p>39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Bicycle</text:p>
          </table:table-cell>
          <table:table-cell office:value-type="float" office:value="2.2697440193647198" table:style-name="ce27">
            <text:p>2</text:p>
          </table:table-cell>
          <table:table-cell office:value-type="float" office:value="2.5170745094183897" table:style-name="ce27">
            <text:p>3</text:p>
          </table:table-cell>
          <table:table-cell office:value-type="float" office:value="2.9175570777137119" table:style-name="ce27">
            <text:p>3</text:p>
          </table:table-cell>
          <table:table-cell office:value-type="float" office:value="2.2416948487604094" table:style-name="ce27">
            <text:p>2</text:p>
          </table:table-cell>
          <table:table-cell office:value-type="float" office:value="2.8362630039915691" table:style-name="ce27">
            <text:p>3</text:p>
          </table:table-cell>
          <table:table-cell office:value-type="float" office:value="2.1231396428577622" table:style-name="ce27">
            <text:p>2</text:p>
          </table:table-cell>
          <table:table-cell office:value-type="float" office:value="3.7790394649974792" table:style-name="ce27">
            <text:p>4</text:p>
          </table:table-cell>
          <table:table-cell office:value-type="float" office:value="1.9444998740316739" table:style-name="ce27">
            <text:p>2</text:p>
          </table:table-cell>
          <table:table-cell office:value-type="float" office:value="2.7450367536627773" table:style-name="ce27">
            <text:p>3</text:p>
          </table:table-cell>
          <table:table-cell office:value-type="float" office:value="3.5124712939228595" table:style-name="ce27">
            <text:p>4</text:p>
          </table:table-cell>
          <table:table-cell office:value-type="float" office:value="2.0577499741472294" table:style-name="ce27">
            <text:p>2</text:p>
          </table:table-cell>
          <table:table-cell office:value-type="float" office:value="3.5493312719511829" table:style-name="ce27">
            <text:p>4</text:p>
          </table:table-cell>
          <table:table-cell office:value-type="float" office:value="2.344544817943421" table:style-name="ce27">
            <text:p>2</text:p>
          </table:table-cell>
          <table:table-cell office:value-type="float" office:value="1.539498811605253" table:style-name="ce27">
            <text:p>2</text:p>
          </table:table-cell>
          <table:table-cell office:value-type="float" office:value="3.1879354804240969" table:style-name="ce27">
            <text:p>3</text:p>
          </table:table-cell>
          <table:table-cell office:value-type="float" office:value="2.4638153042481874" table:style-name="ce27">
            <text:p>2</text:p>
          </table:table-cell>
          <table:table-cell office:value-type="float" office:value="3.2487094391336235" table:style-name="ce28">
            <text:p>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Car / van</text:p>
          </table:table-cell>
          <table:table-cell office:value-type="float" office:value="20.547442429405386" table:style-name="ce27">
            <text:p>21</text:p>
          </table:table-cell>
          <table:table-cell office:value-type="float" office:value="20.62995364750202" table:style-name="ce27">
            <text:p>21</text:p>
          </table:table-cell>
          <table:table-cell office:value-type="float" office:value="25.48551135917938" table:style-name="ce27">
            <text:p>25</text:p>
          </table:table-cell>
          <table:table-cell office:value-type="float" office:value="24.164386242848366" table:style-name="ce27">
            <text:p>24</text:p>
          </table:table-cell>
          <table:table-cell office:value-type="float" office:value="22.728184180821749" table:style-name="ce27">
            <text:p>23</text:p>
          </table:table-cell>
          <table:table-cell office:value-type="float" office:value="23.123951720845788" table:style-name="ce27">
            <text:p>23</text:p>
          </table:table-cell>
          <table:table-cell office:value-type="float" office:value="20.314219701701656" table:style-name="ce27">
            <text:p>20</text:p>
          </table:table-cell>
          <table:table-cell office:value-type="float" office:value="22.436474623215521" table:style-name="ce27">
            <text:p>22</text:p>
          </table:table-cell>
          <table:table-cell office:value-type="float" office:value="22.287330218722126" table:style-name="ce27">
            <text:p>22</text:p>
          </table:table-cell>
          <table:table-cell office:value-type="float" office:value="22.019451318956861" table:style-name="ce27">
            <text:p>22</text:p>
          </table:table-cell>
          <table:table-cell office:value-type="float" office:value="24.614681074898119" table:style-name="ce27">
            <text:p>25</text:p>
          </table:table-cell>
          <table:table-cell office:value-type="float" office:value="22.21967063156978" table:style-name="ce27">
            <text:p>22</text:p>
          </table:table-cell>
          <table:table-cell office:value-type="float" office:value="26.97670178145118" table:style-name="ce27">
            <text:p>27</text:p>
          </table:table-cell>
          <table:table-cell office:value-type="float" office:value="22.825295029568707" table:style-name="ce27">
            <text:p>23</text:p>
          </table:table-cell>
          <table:table-cell office:value-type="float" office:value="23.470280736976893" table:style-name="ce27">
            <text:p>23</text:p>
          </table:table-cell>
          <table:table-cell office:value-type="float" office:value="26.098644078595569" table:style-name="ce27">
            <text:p>26</text:p>
          </table:table-cell>
          <table:table-cell office:value-type="float" office:value="25.900304845043255" table:style-name="ce28">
            <text:p>2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Private bus</text:p>
          </table:table-cell>
          <table:table-cell office:value-type="float" office:value="5.5603722347219353" table:style-name="ce27">
            <text:p>6</text:p>
          </table:table-cell>
          <table:table-cell office:value-type="float" office:value="6.1275492939262968" table:style-name="ce27">
            <text:p>6</text:p>
          </table:table-cell>
          <table:table-cell office:value-type="float" office:value="6.3685776475406612" table:style-name="ce27">
            <text:p>6</text:p>
          </table:table-cell>
          <table:table-cell office:value-type="float" office:value="7.9771340467359426" table:style-name="ce27">
            <text:p>8</text:p>
          </table:table-cell>
          <table:table-cell office:value-type="float" office:value="6.1995337673317952" table:style-name="ce27">
            <text:p>6</text:p>
          </table:table-cell>
          <table:table-cell office:value-type="float" office:value="8.4245243394335994" table:style-name="ce27">
            <text:p>8</text:p>
          </table:table-cell>
          <table:table-cell office:value-type="float" office:value="5.7555097040757977" table:style-name="ce27">
            <text:p>6</text:p>
          </table:table-cell>
          <table:table-cell office:value-type="float" office:value="8.020672213793782" table:style-name="ce27">
            <text:p>8</text:p>
          </table:table-cell>
          <table:table-cell office:value-type="float" office:value="10.642674209489815" table:style-name="ce27">
            <text:p>11</text:p>
          </table:table-cell>
          <table:table-cell office:value-type="float" office:value="8.2415273507925626" table:style-name="ce27">
            <text:p>8</text:p>
          </table:table-cell>
          <table:table-cell office:value-type="float" office:value="7.0759384544029551" table:style-name="ce27">
            <text:p>7</text:p>
          </table:table-cell>
          <table:table-cell office:value-type="float" office:value="8.1539612278778044" table:style-name="ce27">
            <text:p>8</text:p>
          </table:table-cell>
          <table:table-cell office:value-type="float" office:value="6.3775116582591069" table:style-name="ce27">
            <text:p>6</text:p>
          </table:table-cell>
          <table:table-cell office:value-type="float" office:value="7.5642554120763927" table:style-name="ce27">
            <text:p>8</text:p>
          </table:table-cell>
          <table:table-cell office:value-type="float" office:value="5.5073927306681654" table:style-name="ce27">
            <text:p>6</text:p>
          </table:table-cell>
          <table:table-cell office:value-type="float" office:value="6.1577690812515371" table:style-name="ce27">
            <text:p>6</text:p>
          </table:table-cell>
          <table:table-cell office:value-type="float" office:value="4.1315708917870131" table:style-name="ce28">
            <text:p>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Local bus</text:p>
          </table:table-cell>
          <table:table-cell office:value-type="float" office:value="27.148676991564162" table:style-name="ce27">
            <text:p>27</text:p>
          </table:table-cell>
          <table:table-cell office:value-type="float" office:value="24.288952232771859" table:style-name="ce27">
            <text:p>24</text:p>
          </table:table-cell>
          <table:table-cell office:value-type="float" office:value="24.08448556185569" table:style-name="ce27">
            <text:p>24</text:p>
          </table:table-cell>
          <table:table-cell office:value-type="float" office:value="21.987959425898705" table:style-name="ce27">
            <text:p>22</text:p>
          </table:table-cell>
          <table:table-cell office:value-type="float" office:value="22.722981500631384" table:style-name="ce27">
            <text:p>23</text:p>
          </table:table-cell>
          <table:table-cell office:value-type="float" office:value="20.440487651149748" table:style-name="ce27">
            <text:p>20</text:p>
          </table:table-cell>
          <table:table-cell office:value-type="float" office:value="24.633221510919302" table:style-name="ce27">
            <text:p>25</text:p>
          </table:table-cell>
          <table:table-cell office:value-type="float" office:value="21.724242708319057" table:style-name="ce27">
            <text:p>22</text:p>
          </table:table-cell>
          <table:table-cell office:value-type="float" office:value="22.397700158759594" table:style-name="ce27">
            <text:p>22</text:p>
          </table:table-cell>
          <table:table-cell office:value-type="float" office:value="23.732169281902536" table:style-name="ce27">
            <text:p>24</text:p>
          </table:table-cell>
          <table:table-cell office:value-type="float" office:value="25.648010736497461" table:style-name="ce27">
            <text:p>26</text:p>
          </table:table-cell>
          <table:table-cell office:value-type="float" office:value="24.307718056529705" table:style-name="ce27">
            <text:p>24</text:p>
          </table:table-cell>
          <table:table-cell office:value-type="float" office:value="22.955777989961632" table:style-name="ce27">
            <text:p>23</text:p>
          </table:table-cell>
          <table:table-cell office:value-type="float" office:value="26.136960946071301" table:style-name="ce27">
            <text:p>26</text:p>
          </table:table-cell>
          <table:table-cell office:value-type="float" office:value="23.97153231137418" table:style-name="ce27">
            <text:p>24</text:p>
          </table:table-cell>
          <table:table-cell office:value-type="float" office:value="23.049933296290337" table:style-name="ce27">
            <text:p>23</text:p>
          </table:table-cell>
          <table:table-cell office:value-type="float" office:value="23.225461724582587" table:style-name="ce28">
            <text:p>2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1">
            <text:p>Surface rail</text:p>
          </table:table-cell>
          <table:table-cell office:value-type="float" office:value="1.0575157996861089" table:style-name="ce27">
            <text:p>1</text:p>
          </table:table-cell>
          <table:table-cell office:value-type="float" office:value="1.0267311841786011" table:style-name="ce27">
            <text:p>1</text:p>
          </table:table-cell>
          <table:table-cell office:value-type="float" office:value="1.7525011949718312" table:style-name="ce27">
            <text:p>2</text:p>
          </table:table-cell>
          <table:table-cell office:value-type="float" office:value="1.2634027735229265" table:style-name="ce27">
            <text:p>1</text:p>
          </table:table-cell>
          <table:table-cell office:value-type="float" office:value="1.38994545965372" table:style-name="ce27">
            <text:p>1</text:p>
          </table:table-cell>
          <table:table-cell office:value-type="float" office:value="1.2676346495018955" table:style-name="ce27">
            <text:p>1</text:p>
          </table:table-cell>
          <table:table-cell office:value-type="float" office:value="1.7930550047863196" table:style-name="ce27">
            <text:p>2</text:p>
          </table:table-cell>
          <table:table-cell office:value-type="float" office:value="1.1089034767668866" table:style-name="ce27">
            <text:p>1</text:p>
          </table:table-cell>
          <table:table-cell office:value-type="float" office:value="1.2614850154842014" table:style-name="ce27">
            <text:p>1</text:p>
          </table:table-cell>
          <table:table-cell office:value-type="float" office:value="2.21711165485595" table:style-name="ce27">
            <text:p>2</text:p>
          </table:table-cell>
          <table:table-cell office:value-type="float" office:value="1.5418240117995323" table:style-name="ce27">
            <text:p>2</text:p>
          </table:table-cell>
          <table:table-cell office:value-type="float" office:value="1.3142598977850111" table:style-name="ce27">
            <text:p>1</text:p>
          </table:table-cell>
          <table:table-cell office:value-type="float" office:value="1.511146662103217" table:style-name="ce27">
            <text:p>2</text:p>
          </table:table-cell>
          <table:table-cell office:value-type="float" office:value="2.0991939906173149" table:style-name="ce27">
            <text:p>2</text:p>
          </table:table-cell>
          <table:table-cell office:value-type="float" office:value="2.6106312079584937" table:style-name="ce27">
            <text:p>3</text:p>
          </table:table-cell>
          <table:table-cell office:value-type="float" office:value="2.6544744228922257" table:style-name="ce27">
            <text:p>3</text:p>
          </table:table-cell>
          <table:table-cell office:value-type="float" office:value="3.2404593975227001" table:style-name="ce28">
            <text:p>3</text:p>
          </table:table-cell>
          <table:table-cell table:number-columns-repeated="16366" table:style-name="ce5"/>
        </table:table-row>
        <table:table-row table:style-name="ro8">
          <table:table-cell office:value-type="string" table:style-name="ce21">
            <text:p>Other transport<text:span text:style-name="T3">4</text:span></text:p>
          </table:table-cell>
          <table:table-cell office:value-type="float" office:value="2.0817620780817707" table:style-name="ce27">
            <text:p>2</text:p>
          </table:table-cell>
          <table:table-cell office:value-type="float" office:value="2.7730163382553008" table:style-name="ce27">
            <text:p>3</text:p>
          </table:table-cell>
          <table:table-cell office:value-type="float" office:value="1.9105585500394719" table:style-name="ce27">
            <text:p>2</text:p>
          </table:table-cell>
          <table:table-cell office:value-type="float" office:value="1.8211218632760144" table:style-name="ce27">
            <text:p>2</text:p>
          </table:table-cell>
          <table:table-cell office:value-type="float" office:value="1.6396962062808478" table:style-name="ce27">
            <text:p>2</text:p>
          </table:table-cell>
          <table:table-cell office:value-type="float" office:value="1.5930841536009952" table:style-name="ce27">
            <text:p>2</text:p>
          </table:table-cell>
          <table:table-cell office:value-type="float" office:value="1.982165689100351" table:style-name="ce27">
            <text:p>2</text:p>
          </table:table-cell>
          <table:table-cell office:value-type="float" office:value="2.4028245128123307" table:style-name="ce27">
            <text:p>2</text:p>
          </table:table-cell>
          <table:table-cell office:value-type="float" office:value="1.2520215960441476" table:style-name="ce27">
            <text:p>1</text:p>
          </table:table-cell>
          <table:table-cell office:value-type="float" office:value="1.6844507092276737" table:style-name="ce27">
            <text:p>2</text:p>
          </table:table-cell>
          <table:table-cell office:value-type="float" office:value="2.7426907643398302" table:style-name="ce27">
            <text:p>3</text:p>
          </table:table-cell>
          <table:table-cell office:value-type="float" office:value="2.053769882441522" table:style-name="ce27">
            <text:p>2</text:p>
          </table:table-cell>
          <table:table-cell office:value-type="float" office:value="3.2380985552845893" table:style-name="ce27">
            <text:p>3</text:p>
          </table:table-cell>
          <table:table-cell office:value-type="float" office:value="2.6111260441797688" table:style-name="ce27">
            <text:p>3</text:p>
          </table:table-cell>
          <table:table-cell office:value-type="float" office:value="2.9500701504142497" table:style-name="ce27">
            <text:p>3</text:p>
          </table:table-cell>
          <table:table-cell office:value-type="float" office:value="2.1483475099365981" table:style-name="ce27">
            <text:p>2</text:p>
          </table:table-cell>
          <table:table-cell office:value-type="float" office:value="0.80750324051314915" table:style-name="ce28">
            <text:p>1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All modes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100.00000000000001" table:style-name="ce27">
            <text:p>100</text:p>
          </table:table-cell>
          <table:table-cell office:value-type="float" office:value="99.999999999999972" table:style-name="ce27">
            <text:p>100</text:p>
          </table:table-cell>
          <table:table-cell office:value-type="float" office:value="99.999999999999986" table:style-name="ce27">
            <text:p>100</text:p>
          </table:table-cell>
          <table:table-cell office:value-type="float" office:value="99.999999999999972" table:style-name="ce28">
            <text:p>100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9">
            <text:p>Average trip length (miles)<text:span text:style-name="T3">1</text:span></text:p>
          </table:table-cell>
          <table:table-cell office:value-type="float" office:value="2.8900581551417437" table:style-name="ce30">
            <text:p>2.9</text:p>
          </table:table-cell>
          <table:table-cell office:value-type="float" office:value="2.8396516765674971" table:style-name="ce30">
            <text:p>2.8</text:p>
          </table:table-cell>
          <table:table-cell office:value-type="float" office:value="3.336930548465237" table:style-name="ce30">
            <text:p>3.3</text:p>
          </table:table-cell>
          <table:table-cell office:value-type="float" office:value="3.2612828334054016" table:style-name="ce30">
            <text:p>3.3</text:p>
          </table:table-cell>
          <table:table-cell office:value-type="float" office:value="2.9711673120240865" table:style-name="ce30">
            <text:p>3.0</text:p>
          </table:table-cell>
          <table:table-cell office:value-type="float" office:value="2.9999202952048911" table:style-name="ce30">
            <text:p>3.0</text:p>
          </table:table-cell>
          <table:table-cell office:value-type="float" office:value="3.3114090240051031" table:style-name="ce30">
            <text:p>3.3</text:p>
          </table:table-cell>
          <table:table-cell office:value-type="float" office:value="2.9580234548229667" table:style-name="ce30">
            <text:p>3.0</text:p>
          </table:table-cell>
          <table:table-cell office:value-type="float" office:value="3.4694506724181191" table:style-name="ce30">
            <text:p>3.5</text:p>
          </table:table-cell>
          <table:table-cell office:value-type="float" office:value="3.1143822636801719" table:style-name="ce30">
            <text:p>3.1</text:p>
          </table:table-cell>
          <table:table-cell office:value-type="float" office:value="3.3995472516582241" table:style-name="ce30">
            <text:p>3.4</text:p>
          </table:table-cell>
          <table:table-cell office:value-type="float" office:value="3.3167144999915377" table:style-name="ce30">
            <text:p>3.3</text:p>
          </table:table-cell>
          <table:table-cell office:value-type="float" office:value="3.4856607633564538" table:style-name="ce30">
            <text:p>3.5</text:p>
          </table:table-cell>
          <table:table-cell office:value-type="float" office:value="3.711180882755984" table:style-name="ce30">
            <text:p>3.7</text:p>
          </table:table-cell>
          <table:table-cell office:value-type="float" office:value="3.4028465629710469" table:style-name="ce30">
            <text:p>3.4</text:p>
          </table:table-cell>
          <table:table-cell office:value-type="float" office:value="3.1974025969020605" table:style-name="ce30">
            <text:p>3.2</text:p>
          </table:table-cell>
          <table:table-cell office:value-type="float" office:value="3.2117563959973103" table:style-name="ce31">
            <text:p>3.2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1">
            <text:p>% travelling to school alone<text:span text:style-name="T3">5</text:span></text:p>
          </table:table-cell>
          <table:table-cell office:value-type="float" office:value="41.759613742525246" table:style-name="ce27">
            <text:p>42</text:p>
          </table:table-cell>
          <table:table-cell office:value-type="float" office:value="38.423120077832351" table:style-name="ce27">
            <text:p>38</text:p>
          </table:table-cell>
          <table:table-cell office:value-type="float" office:value="40.332547475214376" table:style-name="ce27">
            <text:p>40</text:p>
          </table:table-cell>
          <table:table-cell office:value-type="float" office:value="40.285826539145845" table:style-name="ce27">
            <text:p>40</text:p>
          </table:table-cell>
          <table:table-cell office:value-type="float" office:value="41.888103645621598" table:style-name="ce27">
            <text:p>42</text:p>
          </table:table-cell>
          <table:table-cell office:value-type="float" office:value="44.353796356408928" table:style-name="ce27">
            <text:p>44</text:p>
          </table:table-cell>
          <table:table-cell office:value-type="float" office:value="43.962739427025063" table:style-name="ce27">
            <text:p>44</text:p>
          </table:table-cell>
          <table:table-cell office:value-type="float" office:value="39.34440845238057" table:style-name="ce27">
            <text:p>39</text:p>
          </table:table-cell>
          <table:table-cell office:value-type="float" office:value="35.945119154617736" table:style-name="ce27">
            <text:p>36</text:p>
          </table:table-cell>
          <table:table-cell office:value-type="float" office:value="35.836544734904493" table:style-name="ce27">
            <text:p>36</text:p>
          </table:table-cell>
          <table:table-cell office:value-type="float" office:value="36.197854121365943" table:style-name="ce27">
            <text:p>36</text:p>
          </table:table-cell>
          <table:table-cell office:value-type="float" office:value="39.85081377415159" table:style-name="ce27">
            <text:p>40</text:p>
          </table:table-cell>
          <table:table-cell office:value-type="float" office:value="37.892638232991601" table:style-name="ce27">
            <text:p>38</text:p>
          </table:table-cell>
          <table:table-cell office:value-type="float" office:value="41.393960066389958" table:style-name="ce27">
            <text:p>41</text:p>
          </table:table-cell>
          <table:table-cell office:value-type="float" office:value="42.899683638933588" table:style-name="ce27">
            <text:p>43</text:p>
          </table:table-cell>
          <table:table-cell office:value-type="float" office:value="39.615171573493562" table:style-name="ce27">
            <text:p>40</text:p>
          </table:table-cell>
          <table:table-cell office:value-type="float" office:value="43.659054631588624" table:style-name="ce28">
            <text:p>44</text:p>
          </table:table-cell>
          <table:table-cell table:number-columns-repeated="16366" table:style-name="ce5"/>
        </table:table-row>
        <table:table-row table:style-name="ro10">
          <table:table-cell office:value-type="string" table:style-name="ce21">
            <text:p>Unweighted sample size:</text:p>
          </table:table-cell>
          <table:table-cell table:number-columns-repeated="17" table:style-name="ce32"/>
          <table:table-cell table:number-columns-repeated="16366" table:style-name="ce5"/>
        </table:table-row>
        <table:table-row table:style-name="ro2">
          <table:table-cell office:value-type="string" table:style-name="ce21">
            <text:p><text:s text:c="3"/>individuals</text:p>
          </table:table-cell>
          <table:table-cell office:value-type="float" office:value="1495" table:style-name="ce32">
            <text:p>1,495</text:p>
          </table:table-cell>
          <table:table-cell office:value-type="float" office:value="1445" table:style-name="ce32">
            <text:p>1,445</text:p>
          </table:table-cell>
          <table:table-cell office:value-type="float" office:value="1095" table:style-name="ce32">
            <text:p>1,095</text:p>
          </table:table-cell>
          <table:table-cell office:value-type="float" office:value="1398" table:style-name="ce32">
            <text:p>1,398</text:p>
          </table:table-cell>
          <table:table-cell office:value-type="float" office:value="1391" table:style-name="ce32">
            <text:p>1,391</text:p>
          </table:table-cell>
          <table:table-cell office:value-type="float" office:value="1395" table:style-name="ce32">
            <text:p>1,395</text:p>
          </table:table-cell>
          <table:table-cell office:value-type="float" office:value="1294" table:style-name="ce32">
            <text:p>1,294</text:p>
          </table:table-cell>
          <table:table-cell office:value-type="float" office:value="1316" table:style-name="ce32">
            <text:p>1,316</text:p>
          </table:table-cell>
          <table:table-cell office:value-type="float" office:value="1305" table:style-name="ce32">
            <text:p>1,305</text:p>
          </table:table-cell>
          <table:table-cell office:value-type="float" office:value="1361" table:style-name="ce32">
            <text:p>1,361</text:p>
          </table:table-cell>
          <table:table-cell office:value-type="float" office:value="1286" table:style-name="ce32">
            <text:p>1,286</text:p>
          </table:table-cell>
          <table:table-cell office:value-type="float" office:value="1169" table:style-name="ce32">
            <text:p>1,169</text:p>
          </table:table-cell>
          <table:table-cell office:value-type="float" office:value="1143" table:style-name="ce32">
            <text:p>1,143</text:p>
          </table:table-cell>
          <table:table-cell office:value-type="float" office:value="1116" table:style-name="ce32">
            <text:p>1,116</text:p>
          </table:table-cell>
          <table:table-cell office:value-type="float" office:value="1269" table:style-name="ce32">
            <text:p>1,269</text:p>
          </table:table-cell>
          <table:table-cell office:value-type="float" office:value="1083" table:style-name="ce32">
            <text:p>1,083</text:p>
          </table:table-cell>
          <table:table-cell office:value-type="float" office:value="1080" table:style-name="ce32">
            <text:p>1,08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8">
            <text:p><text:s text:c="3"/>trips</text:p>
          </table:table-cell>
          <table:table-cell office:value-type="float" office:value="9175" table:style-name="ce39">
            <text:p>9,175</text:p>
          </table:table-cell>
          <table:table-cell office:value-type="float" office:value="9367" table:style-name="ce39">
            <text:p>9,367</text:p>
          </table:table-cell>
          <table:table-cell office:value-type="float" office:value="6510" table:style-name="ce39">
            <text:p>6,510</text:p>
          </table:table-cell>
          <table:table-cell office:value-type="float" office:value="8900" table:style-name="ce39">
            <text:p>8,900</text:p>
          </table:table-cell>
          <table:table-cell office:value-type="float" office:value="9172" table:style-name="ce39">
            <text:p>9,172</text:p>
          </table:table-cell>
          <table:table-cell office:value-type="float" office:value="9045" table:style-name="ce39">
            <text:p>9,045</text:p>
          </table:table-cell>
          <table:table-cell office:value-type="float" office:value="8034" table:style-name="ce39">
            <text:p>8,034</text:p>
          </table:table-cell>
          <table:table-cell office:value-type="float" office:value="8530" table:style-name="ce39">
            <text:p>8,530</text:p>
          </table:table-cell>
          <table:table-cell office:value-type="float" office:value="7899" table:style-name="ce39">
            <text:p>7,899</text:p>
          </table:table-cell>
          <table:table-cell office:value-type="float" office:value="8606" table:style-name="ce39">
            <text:p>8,606</text:p>
          </table:table-cell>
          <table:table-cell office:value-type="float" office:value="8068" table:style-name="ce39">
            <text:p>8,068</text:p>
          </table:table-cell>
          <table:table-cell office:value-type="float" office:value="6576" table:style-name="ce39">
            <text:p>6,576</text:p>
          </table:table-cell>
          <table:table-cell office:value-type="float" office:value="7079" table:style-name="ce39">
            <text:p>7,079</text:p>
          </table:table-cell>
          <table:table-cell office:value-type="float" office:value="6873" table:style-name="ce39">
            <text:p>6,873</text:p>
          </table:table-cell>
          <table:table-cell office:value-type="float" office:value="8175" table:style-name="ce39">
            <text:p>8,175</text:p>
          </table:table-cell>
          <table:table-cell office:value-type="float" office:value="6767" table:style-name="ce39">
            <text:p>6,767</text:p>
          </table:table-cell>
          <table:table-cell office:value-type="float" office:value="6929" table:style-name="ce40">
            <text:p>6,929</text:p>
          </table:table-cell>
          <table:table-cell table:number-columns-repeated="16366" table:style-name="ce5"/>
        </table:table-row>
        <table:table-row table:style-name="ro2">
          <table:table-cell table:style-name="ce21"/>
          <table:table-cell table:number-columns-repeated="10" table:style-name="ce41"/>
          <table:table-cell table:number-columns-repeated="7" table:style-name="ce4"/>
          <table:table-cell table:number-columns-repeated="16366" table:style-name="ce5"/>
        </table:table-row>
        <table:table-row table:style-name="ro2">
          <table:table-cell office:value-type="string" table:style-name="ce42">
            <text:p>1 Education trips of under 50 miles only.</text:p>
          </table:table-cell>
          <table:table-cell table:number-columns-repeated="8" table:style-name="ce42"/>
          <table:table-cell table:number-columns-repeated="9" table:style-name="ce4"/>
          <table:table-cell table:number-columns-repeated="16366" table:style-name="ce5"/>
        </table:table-row>
        <table:table-row table:style-name="ro2">
          <table:table-cell office:value-type="string" table:style-name="ce43">
            <text:p>2 There is an apparent under-recording of short walks in 2002 and 2003; and short trips in 2007 and 2008 compared to other years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11">
          <table:table-cell office:value-type="string" table:number-columns-spanned="18" table:number-rows-spanned="1" table:style-name="ce51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7"/>
          <table:table-cell table:number-columns-repeated="16366" table:style-name="ce5"/>
        </table:table-row>
        <table:table-row table:style-name="ro2">
          <table:table-cell office:value-type="string" table:style-name="ce44">
            <text:p>4 All other modes of transport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office:value-type="string" table:style-name="ce42">
            <text:p>5 Based on main stage of trip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5">
            <text:p>Telephone: 020 7944 3097</text:p>
          </table:table-cell>
          <table:table-cell table:number-columns-repeated="10" table:style-name="ce4"/>
          <table:table-cell table:number-columns-repeated="2" table:style-name="ce46"/>
          <table:table-cell table:style-name="ce47"/>
          <table:table-cell table:number-columns-repeated="3" table:style-name="ce4"/>
          <table:table-cell office:value-type="string" table:style-name="ce47">
            <text:p>Source: National Travel Survey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45">
            <text:p>Email: national.travelsurvey@dft.gsi.gov.uk</text:p>
          </table:table-cell>
          <table:table-cell table:number-columns-repeated="10" table:style-name="ce4"/>
          <table:table-cell table:number-columns-repeated="2" table:style-name="ce46"/>
          <table:table-cell table:style-name="ce47"/>
          <table:table-cell table:number-columns-repeated="3" table:style-name="ce4"/>
          <table:table-cell office:value-type="string" table:style-name="ce47">
            <text:p>Last updated: 27 July 20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48">
            <text:p><text:a xlink:href="https://www.gov.uk/government/publications/national-travel-survey-2013">Notes &amp; definitions</text:a></text:p>
          </table:table-cell>
          <table:table-cell table:number-columns-repeated="10" table:style-name="ce4"/>
          <table:table-cell table:number-columns-repeated="2" table:style-name="ce46"/>
          <table:table-cell table:style-name="ce47"/>
          <table:table-cell table:number-columns-repeated="3" table:style-name="ce4"/>
          <table:table-cell office:value-type="string" table:style-name="ce47">
            <text:p>Next update: Late 2017</text:p>
          </table:table-cell>
          <table:table-cell table:number-columns-repeated="16366" table:style-name="ce5"/>
        </table:table-row>
        <table:table-row table:style-name="ro2">
          <table:table-cell table:style-name="ce4"/>
          <table:table-cell table:style-name="ce49"/>
          <table:table-cell table:number-columns-repeated="16" table:style-name="ce4"/>
          <table:table-cell table:number-columns-repeated="16366" table:style-name="ce5"/>
        </table:table-row>
        <table:table-row table:style-name="ro2">
          <table:table-cell office:value-type="string" table:style-name="ce44">
            <text:p>The figures in this table are National Statistics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12">
          <table:table-cell table:number-columns-repeated="18" table:style-name="ce4"/>
          <table:table-cell table:number-columns-repeated="16366" table:style-name="ce5"/>
        </table:table-row>
        <table:table-row table:style-name="ro2">
          <table:table-cell office:value-type="string" table:style-name="ce50">
            <text:p>The results presented in this table are weighted. The base (unweighted sample size) is shown in the table for information.<text:s/></text:p>
          </table:table-cell>
          <table:table-cell table:style-name="ce50"/>
          <table:table-cell table:number-columns-repeated="6" table:style-name="ce44"/>
          <table:table-cell table:number-columns-repeated="7" table:style-name="ce4"/>
          <table:table-cell table:number-columns-repeated="16369" table:style-name="ce5"/>
        </table:table-row>
        <table:table-row table:style-name="ro13">
          <table:table-cell office:value-type="string" table:number-columns-spanned="15" table:number-rows-spanned="1" table:style-name="ce5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4"/>
          <table:table-cell table:number-columns-repeated="16369" table:style-name="ce5"/>
        </table:table-row>
        <table:table-row table:style-name="ro2">
          <table:table-cell office:value-type="string" table:style-name="ce44">
            <text:p>The survey results are subject to sampling error.</text:p>
          </table:table-cell>
          <table:table-cell table:number-columns-repeated="7" table:style-name="ce44"/>
          <table:table-cell table:number-columns-repeated="7" table:style-name="ce4"/>
          <table:table-cell table:number-columns-repeated="16369" table:style-name="ce5"/>
        </table:table-row>
        <table:table-row table:number-rows-repeated="1048509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3.$A$1"/>
          <table:named-expression table:name="dgdsfyh" table:expression="of:=[.#REF!]" table:base-cell-address="NTS0613.$A$1"/>
          <table:named-expression table:name="Dialog" table:expression="of:='http://www.dft.gov.uk/TSGB00/8-01-98.XLS'#$$Dialog" table:base-cell-address="NTS0613.$A$1"/>
          <table:named-expression table:name="dialog2" table:expression="of:='http://www.dft.gov.uk/TSGB00/8-01-98.XLS'#$$dialog2" table:base-cell-address="NTS061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3.$A$1"/>
          <table:named-expression table:name="new_dialog" table:expression="of:='file://tslan10/COMQ/TSGB00/8-01-98.XLS'#$$Dialog" table:base-cell-address="NTS0613.$A$1"/>
          <table:named-expression table:name="OldData" table:expression="of:=[.#REF!]" table:base-cell-address="NTS0613.$A$1"/>
          <table:named-range table:name="Print_Area" table:cell-range-address="NTS0613.$A$1:NTS0613.$R$67" table:base-cell-address="NTS0613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613.$A$1"/>
        <table:named-expression table:name="activeCell" table:expression="of:=[.#REF!]" table:base-cell-address="NTS0613.$A$1"/>
        <table:named-range table:name="ayear" table:cell-range-address="'file:///W:/SECTION1/1-15-98.XLS'#RAWDATA.$J$2" table:base-cell-address="NTS0613.$A$1"/>
        <table:named-range table:name="byear" table:cell-range-address="'file:///W:/SECTION1/1-15-98.XLS'#RAWDATA.$L$2" table:base-cell-address="NTS0613.$A$1"/>
        <table:named-expression table:name="CategoryTitle" table:expression="of:=[.#REF!]" table:base-cell-address="NTS061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13.$A$1"/>
        <table:named-range table:name="cyear" table:cell-range-address="'file:///W:/SECTION1/1-15-98.XLS'#RAWDATA.$J$2" table:base-cell-address="NTS0613.$A$1"/>
        <table:named-expression table:name="dgdsfyh" table:expression="of:=[.#REF!]" table:base-cell-address="NTS0613.$A$1"/>
        <table:named-expression table:name="Dialog" table:expression="of:='http://www.dft.gov.uk/TSGB00/8-01-98.XLS'#$$Dialog" table:base-cell-address="NTS0613.$A$1"/>
        <table:named-expression table:name="dialog2" table:expression="of:='http://www.dft.gov.uk/TSGB00/8-01-98.XLS'#$$dialog2" table:base-cell-address="NTS0613.$A$1"/>
        <table:named-expression table:name="fayear" table:expression="of:=[.#REF!]" table:base-cell-address="NTS0613.$A$1"/>
        <table:named-expression table:name="fdafda" table:expression="of:=[.#REF!]" table:base-cell-address="NTS0613.$A$1"/>
        <table:named-range table:name="fendyear" table:cell-range-address="'file:///W:/SECTION1/1-15-98.XLS'#RAWDATA.$L$2" table:base-cell-address="NTS0613.$A$1"/>
        <table:named-range table:name="ffyear" table:cell-range-address="'file:///W:/SECTION1/1-15-98.XLS'#RAWDATA.$J$2" table:base-cell-address="NTS0613.$A$1"/>
        <table:named-expression table:name="Footnotes" table:expression="of:=[.#REF!]" table:base-cell-address="NTS0613.$A$1"/>
        <table:named-range table:name="fyear" table:cell-range-address="'file:///W:/SECTION1/1-15-98.XLS'#RAWDATA.$J$2" table:base-cell-address="NTS0613.$A$1"/>
        <table:named-expression table:name="fyear2" table:expression="of:=[.#REF!]" table:base-cell-address="NTS0613.$A$1"/>
        <table:named-expression table:name="GraphData" table:expression="of:=['file://Fs5/afp6$/TSGB1998/SECTION1/1-13-98.XLS'#'TIS-INDEX'.$B$13:.$Q$44]~['file://Fs5/afp6$/TSGB1998/SECTION1/1-13-98.XLS'#'TIS-INDEX'.$E$9:.$R$9]" table:base-cell-address="NTS0613.$A$1"/>
        <table:named-expression table:name="GraphTitle" table:expression="of:=[.#REF!]" table:base-cell-address="NTS0613.$A$1"/>
        <table:named-expression table:name="MACRO" table:expression="of:=#N/A" table:base-cell-address="NTS061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3.$A$1"/>
        <table:named-expression table:name="new_dialog" table:expression="of:='file://tslan10/COMQ/TSGB00/8-01-98.XLS'#$$Dialog" table:base-cell-address="NTS0613.$A$1"/>
        <table:named-expression table:name="new_table" table:expression="of:=[.#REF!]" table:base-cell-address="NTS0613.$A$1"/>
        <table:named-expression table:name="OldData" table:expression="of:=[.#REF!]" table:base-cell-address="NTS0613.$A$1"/>
        <table:named-expression table:name="Print_Area" table:expression="of:=[.#REF!]" table:base-cell-address="NTS0613.$A$1"/>
        <table:named-expression table:name="printarea" table:expression="of:=[.#REF!]" table:base-cell-address="NTS0613.$A$1"/>
        <table:named-expression table:name="PUBLISH1998_Print_Area" table:expression="of:=[.#REF!]" table:base-cell-address="NTS0613.$A$1"/>
        <table:named-expression table:name="TABA1_2" table:expression="of:=#N/A" table:base-cell-address="NTS0613.$A$1"/>
        <table:named-expression table:name="TABA3" table:expression="of:=#N/A" table:base-cell-address="NTS0613.$A$1"/>
        <table:named-expression table:name="TABB1_2" table:expression="of:=#N/A" table:base-cell-address="NTS0613.$A$1"/>
        <table:named-expression table:name="TableTitle" table:expression="of:=[.#REF!]" table:base-cell-address="NTS0613.$A$1"/>
        <table:named-expression table:name="testing" table:expression="of:=[.#REF!]" table:base-cell-address="NTS0613.$A$1"/>
        <table:named-expression table:name="ValueTitle" table:expression="of:=[.#REF!]" table:base-cell-address="NTS0613.$A$1"/>
        <table:named-expression table:name="year" table:expression="of:=[.#REF!]" table:base-cell-address="NTS061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P0">
      <number:number number:decimal-places="0" number:min-integer-digits="1"/>
    </number:number-style>
    <number:number-style style:name="N38P1">
      <number:number number:decimal-places="1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05" style:apply-style-name="N38P1"/>
    </number:text-style>
    <number:number-style style:name="N39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_32_2" style:display-name="Heading 5 2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6" style:display-name="Heading 6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_32_2" style:display-name="Normal_2003 main tabl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tables_32_values_32_2" style:display-name="Normal_tables values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4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4:42:19Z</meta:creation-date>
    <dc:date>2017-07-24T14:19:03Z</dc:date>
    <meta:print-date>2016-08-09T07:56:42Z</meta:print-date>
  </office:meta>
</office:document-meta>
</file>